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6.45pt"/>
    </style:style>
    <style:style style:name="co2" style:family="table-column">
      <style:table-column-properties fo:break-before="auto" style:column-width="39.71pt"/>
    </style:style>
    <style:style style:name="co3" style:family="table-column">
      <style:table-column-properties fo:break-before="auto" style:column-width="44.84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43.6pt"/>
    </style:style>
    <style:style style:name="co6" style:family="table-column">
      <style:table-column-properties fo:break-before="auto" style:column-width="31.35pt"/>
    </style:style>
    <style:style style:name="co7" style:family="table-column">
      <style:table-column-properties fo:break-before="auto" style:column-width="77.64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70.61pt"/>
    </style:style>
    <style:style style:name="co10" style:family="table-column">
      <style:table-column-properties fo:break-before="auto" style:column-width="74.44pt"/>
    </style:style>
    <style:style style:name="co11" style:family="table-column">
      <style:table-column-properties fo:break-before="auto" style:column-width="73.1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21"/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number-columns-repeated="2" table:default-cell-style-name="ce1"/>
        <table:table-column table:style-name="co9" table:default-cell-style-name="ce3"/>
        <table:table-column table:style-name="co10" table:default-cell-style-name="ce3"/>
        <table:table-column table:style-name="co9" table:default-cell-style-name="ce1"/>
        <table:table-column table:style-name="co11" table:number-columns-repeated="3" table:default-cell-style-name="ce1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umens</text:p>
          </table:table-cell>
          <table:table-cell office:value-type="string" calcext:value-type="string">
            <text:p>Wat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m/W</text:p>
          </table:table-cell>
          <table:table-cell table:style-name="Default" office:value-type="string" calcext:value-type="string">
            <text:p># / sq. ft. (2000)</text:p>
          </table:table-cell>
          <table:table-cell table:style-name="Default" office:value-type="string" calcext:value-type="string">
            <text:p># / sq. ft. (7000)</text:p>
          </table:table-cell>
          <table:table-cell table:style-name="Default" office:value-type="string" calcext:value-type="string">
            <text:p>$/sq.ft (2000)</text:p>
          </table:table-cell>
          <table:table-cell table:style-name="Default" office:value-type="string" calcext:value-type="string">
            <text:p>$/sq.ft (7000)</text:p>
          </table:table-cell>
          <table:table-cell table:style-name="Default" office:value-type="string" calcext:value-type="string">
            <text:p>$/hr sq.ft.. low</text:p>
          </table:table-cell>
          <table:table-cell table:style-name="Default" office:value-type="string" calcext:value-type="string">
            <text:p>$/hr sq.ft.. high</text:p>
          </table:table-cell>
          <table:table-cell table:style-name="Default" office:value-type="string" calcext:value-type="string">
            <text:p>$/yr sq.ft. Low</text:p>
          </table:table-cell>
          <table:table-cell table:style-name="Default" office:value-type="string" calcext:value-type="string">
            <text:p>$/yr sq.ft. High</text:p>
          </table:table-cell>
          <table:table-cell table:number-columns-repeated="2" table:style-name="Default" office:value-type="string" calcext:value-type="string">
            <text:p>$/yr sq.ft. Total</text:p>
          </table:table-cell>
        </table:table-row>
        <table:table-row table:style-name="ro1">
          <table:table-cell office:value-type="string" calcext:value-type="string">
            <text:p><text:s/>[CXA1507-0000-000N0UD427H] </text:p>
          </table:table-cell>
          <table:table-cell office:value-type="currency" office:currency="USD" office:value="1.84" calcext:value-type="currency">
            <text:p>$1.8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14.8 W </text:p>
          </table:table-cell>
          <table:table-cell office:value-type="string" calcext:value-type="string">
            <text:p><text:s/>2700K </text:p>
          </table:table-cell>
          <table:table-cell office:value-type="float" office:value="77" calcext:value-type="float">
            <text:p>77</text:p>
          </table:table-cell>
          <table:table-cell table:formula="of:=2000/[.C2]" office:value-type="float" office:value="3.63636363636364" calcext:value-type="float">
            <text:p>3.6</text:p>
          </table:table-cell>
          <table:table-cell table:formula="of:=7000/[.C2]" office:value-type="float" office:value="12.7272727272727" calcext:value-type="float">
            <text:p>12.7</text:p>
          </table:table-cell>
          <table:table-cell table:formula="of:=[.B2]*[.G2]" office:value-type="currency" office:currency="USD" office:value="6.69090909090909" calcext:value-type="currency">
            <text:p>$6.69</text:p>
          </table:table-cell>
          <table:table-cell table:formula="of:=[.B2]*[.H2]" office:value-type="currency" office:currency="USD" office:value="23.4181818181818" calcext:value-type="currency">
            <text:p>$23.42</text:p>
          </table:table-cell>
          <table:table-cell table:formula="of:=0.1/1000/[.$F2]*[.$C2]*[.G2]" office:value-type="currency" office:currency="USD" office:value="0.0025974025974026" calcext:value-type="currency">
            <text:p>$0.0026</text:p>
          </table:table-cell>
          <table:table-cell table:formula="of:=0.1/1000/[.$F2]*[.$C2]*[.H2]" office:value-type="currency" office:currency="USD" office:value="0.00909090909090909" calcext:value-type="currency">
            <text:p>$0.0091</text:p>
          </table:table-cell>
          <table:table-cell table:formula="of:=[.K2]*12*365" office:value-type="currency" office:currency="USD" office:value="11.3766233766234" calcext:value-type="currency">
            <text:p>$11.38</text:p>
          </table:table-cell>
          <table:table-cell table:formula="of:=[.L2]*12*365" office:value-type="currency" office:currency="USD" office:value="39.8181818181818" calcext:value-type="currency">
            <text:p>$39.82</text:p>
          </table:table-cell>
          <table:table-cell table:formula="of:=[.M2]+[.I2]" office:value-type="currency" office:currency="USD" office:value="18.0675324675325" calcext:value-type="currency">
            <text:p>$18.07</text:p>
          </table:table-cell>
          <table:table-cell table:formula="of:=[.N2]+[.J2]" office:value-type="currency" office:currency="USD" office:value="63.2363636363636" calcext:value-type="currency">
            <text:p>$63.24</text:p>
          </table:table-cell>
        </table:table-row>
        <table:table-row table:style-name="ro1">
          <table:table-cell office:value-type="string" calcext:value-type="string">
            <text:p><text:s/>[CXA1507-0000-000N0HF450F] </text:p>
          </table:table-cell>
          <table:table-cell office:value-type="currency" office:currency="USD" office:value="1.78" calcext:value-type="currency">
            <text:p>$1.78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14.8 W </text:p>
          </table:table-cell>
          <table:table-cell office:value-type="string" calcext:value-type="string">
            <text:p><text:s/>5000K </text:p>
          </table:table-cell>
          <table:table-cell office:value-type="float" office:value="102" calcext:value-type="float">
            <text:p>102</text:p>
          </table:table-cell>
          <table:table-cell table:formula="of:=2000/[.C3]" office:value-type="float" office:value="2.73972602739726" calcext:value-type="float">
            <text:p>2.7</text:p>
          </table:table-cell>
          <table:table-cell table:formula="of:=7000/[.C3]" office:value-type="float" office:value="9.58904109589041" calcext:value-type="float">
            <text:p>9.6</text:p>
          </table:table-cell>
          <table:table-cell table:formula="of:=[.B3]*[.G3]" office:value-type="currency" office:currency="USD" office:value="4.87671232876712" calcext:value-type="currency">
            <text:p>$4.88</text:p>
          </table:table-cell>
          <table:table-cell table:formula="of:=[.B3]*[.H3]" office:value-type="currency" office:currency="USD" office:value="17.0684931506849" calcext:value-type="currency">
            <text:p>$17.07</text:p>
          </table:table-cell>
          <table:table-cell table:formula="of:=0.1/1000/[.$F3]*[.$C3]*[.G3]" office:value-type="currency" office:currency="USD" office:value="0.00196078431372549" calcext:value-type="currency">
            <text:p>$0.0020</text:p>
          </table:table-cell>
          <table:table-cell table:formula="of:=0.1/1000/[.$F3]*[.$C3]*[.H3]" office:value-type="currency" office:currency="USD" office:value="0.00686274509803921" calcext:value-type="currency">
            <text:p>$0.0069</text:p>
          </table:table-cell>
          <table:table-cell table:formula="of:=[.K3]*12*365" office:value-type="currency" office:currency="USD" office:value="8.58823529411765" calcext:value-type="currency">
            <text:p>$8.59</text:p>
          </table:table-cell>
          <table:table-cell table:formula="of:=[.L3]*12*365" office:value-type="currency" office:currency="USD" office:value="30.0588235294118" calcext:value-type="currency">
            <text:p>$30.06</text:p>
          </table:table-cell>
          <table:table-cell table:formula="of:=[.M3]+[.I3]" office:value-type="currency" office:currency="USD" office:value="13.4649476228848" calcext:value-type="currency">
            <text:p>$13.46</text:p>
          </table:table-cell>
          <table:table-cell table:formula="of:=[.N3]+[.J3]" office:value-type="currency" office:currency="USD" office:value="47.1273166800967" calcext:value-type="currency">
            <text:p>$47.13</text:p>
          </table:table-cell>
        </table:table-row>
        <table:table-row table:style-name="ro1">
          <table:table-cell office:value-type="string" calcext:value-type="string">
            <text:p><text:s/>[CXA1512-0000-000F00M40E3] </text:p>
          </table:table-cell>
          <table:table-cell office:value-type="currency" office:currency="USD" office:value="2.48" calcext:value-type="currency">
            <text:p>$2.48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<text:s/>19.0 W </text:p>
          </table:table-cell>
          <table:table-cell office:value-type="string" calcext:value-type="string">
            <text:p><text:s/>5000K </text:p>
          </table:table-cell>
          <table:table-cell office:value-type="float" office:value="122" calcext:value-type="float">
            <text:p>122</text:p>
          </table:table-cell>
          <table:table-cell table:formula="of:=2000/[.C4]" office:value-type="float" office:value="1.34680134680135" calcext:value-type="float">
            <text:p>1.3</text:p>
          </table:table-cell>
          <table:table-cell table:formula="of:=7000/[.C4]" office:value-type="float" office:value="4.71380471380471" calcext:value-type="float">
            <text:p>4.7</text:p>
          </table:table-cell>
          <table:table-cell table:formula="of:=[.B4]*[.G4]" office:value-type="currency" office:currency="USD" office:value="3.34006734006734" calcext:value-type="currency">
            <text:p>$3.34</text:p>
          </table:table-cell>
          <table:table-cell table:formula="of:=[.B4]*[.H4]" office:value-type="currency" office:currency="USD" office:value="11.6902356902357" calcext:value-type="currency">
            <text:p>$11.69</text:p>
          </table:table-cell>
          <table:table-cell table:formula="of:=0.1/1000/[.$F4]*[.$C4]*[.G4]" office:value-type="currency" office:currency="USD" office:value="0.00163934426229508" calcext:value-type="currency">
            <text:p>$0.0016</text:p>
          </table:table-cell>
          <table:table-cell table:formula="of:=0.1/1000/[.$F4]*[.$C4]*[.H4]" office:value-type="currency" office:currency="USD" office:value="0.00573770491803279" calcext:value-type="currency">
            <text:p>$0.0057</text:p>
          </table:table-cell>
          <table:table-cell table:formula="of:=[.K4]*12*365" office:value-type="currency" office:currency="USD" office:value="7.18032786885246" calcext:value-type="currency">
            <text:p>$7.18</text:p>
          </table:table-cell>
          <table:table-cell table:formula="of:=[.L4]*12*365" office:value-type="currency" office:currency="USD" office:value="25.1311475409836" calcext:value-type="currency">
            <text:p>$25.13</text:p>
          </table:table-cell>
          <table:table-cell table:formula="of:=[.M4]+[.I4]" office:value-type="currency" office:currency="USD" office:value="10.5203952089198" calcext:value-type="currency">
            <text:p>$10.52</text:p>
          </table:table-cell>
          <table:table-cell table:formula="of:=[.N4]+[.J4]" office:value-type="currency" office:currency="USD" office:value="36.8213832312193" calcext:value-type="currency">
            <text:p>$36.82</text:p>
          </table:table-cell>
        </table:table-row>
        <table:table-row table:style-name="ro1">
          <table:table-cell office:value-type="string" calcext:value-type="string">
            <text:p><text:s/>[CXA1512-0000-000F00M40E1] </text:p>
          </table:table-cell>
          <table:table-cell office:value-type="currency" office:currency="USD" office:value="2.48" calcext:value-type="currency">
            <text:p>$2.48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<text:s/>19.0 W </text:p>
          </table:table-cell>
          <table:table-cell office:value-type="string" calcext:value-type="string">
            <text:p><text:s/>6500K </text:p>
          </table:table-cell>
          <table:table-cell office:value-type="float" office:value="122" calcext:value-type="float">
            <text:p>122</text:p>
          </table:table-cell>
          <table:table-cell table:formula="of:=2000/[.C5]" office:value-type="float" office:value="1.34680134680135" calcext:value-type="float">
            <text:p>1.3</text:p>
          </table:table-cell>
          <table:table-cell table:formula="of:=7000/[.C5]" office:value-type="float" office:value="4.71380471380471" calcext:value-type="float">
            <text:p>4.7</text:p>
          </table:table-cell>
          <table:table-cell table:formula="of:=[.B5]*[.G5]" office:value-type="currency" office:currency="USD" office:value="3.34006734006734" calcext:value-type="currency">
            <text:p>$3.34</text:p>
          </table:table-cell>
          <table:table-cell table:formula="of:=[.B5]*[.H5]" office:value-type="currency" office:currency="USD" office:value="11.6902356902357" calcext:value-type="currency">
            <text:p>$11.69</text:p>
          </table:table-cell>
          <table:table-cell table:formula="of:=0.1/1000/[.$F5]*[.$C5]*[.G5]" office:value-type="currency" office:currency="USD" office:value="0.00163934426229508" calcext:value-type="currency">
            <text:p>$0.0016</text:p>
          </table:table-cell>
          <table:table-cell table:formula="of:=0.1/1000/[.$F5]*[.$C5]*[.H5]" office:value-type="currency" office:currency="USD" office:value="0.00573770491803279" calcext:value-type="currency">
            <text:p>$0.0057</text:p>
          </table:table-cell>
          <table:table-cell table:formula="of:=[.K5]*12*365" office:value-type="currency" office:currency="USD" office:value="7.18032786885246" calcext:value-type="currency">
            <text:p>$7.18</text:p>
          </table:table-cell>
          <table:table-cell table:formula="of:=[.L5]*12*365" office:value-type="currency" office:currency="USD" office:value="25.1311475409836" calcext:value-type="currency">
            <text:p>$25.13</text:p>
          </table:table-cell>
          <table:table-cell table:formula="of:=[.M5]+[.I5]" office:value-type="currency" office:currency="USD" office:value="10.5203952089198" calcext:value-type="currency">
            <text:p>$10.52</text:p>
          </table:table-cell>
          <table:table-cell table:formula="of:=[.N5]+[.J5]" office:value-type="currency" office:currency="USD" office:value="36.8213832312193" calcext:value-type="currency">
            <text:p>$36.82</text:p>
          </table:table-cell>
        </table:table-row>
        <table:table-row table:style-name="ro1">
          <table:table-cell office:value-type="string" calcext:value-type="string">
            <text:p><text:s/>[CMT1407-0000-000N0U0A30U] 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22" calcext:value-type="float">
            <text:p>122</text:p>
          </table:table-cell>
          <table:table-cell table:formula="of:=2000/[.C6]" office:value-type="float" office:value="2.40096038415366" calcext:value-type="float">
            <text:p>2.4</text:p>
          </table:table-cell>
          <table:table-cell table:formula="of:=7000/[.C6]" office:value-type="float" office:value="8.40336134453782" calcext:value-type="float">
            <text:p>8.4</text:p>
          </table:table-cell>
          <table:table-cell table:formula="of:=[.B6]*[.G6]" office:value-type="currency" office:currency="USD" office:value="6.72268907563025" calcext:value-type="currency">
            <text:p>$6.72</text:p>
          </table:table-cell>
          <table:table-cell table:formula="of:=[.B6]*[.H6]" office:value-type="currency" office:currency="USD" office:value="23.5294117647059" calcext:value-type="currency">
            <text:p>$23.53</text:p>
          </table:table-cell>
          <table:table-cell table:formula="of:=0.1/1000/[.$F6]*[.$C6]*[.G6]" office:value-type="currency" office:currency="USD" office:value="0.00163934426229508" calcext:value-type="currency">
            <text:p>$0.0016</text:p>
          </table:table-cell>
          <table:table-cell table:formula="of:=0.1/1000/[.$F6]*[.$C6]*[.H6]" office:value-type="currency" office:currency="USD" office:value="0.00573770491803279" calcext:value-type="currency">
            <text:p>$0.0057</text:p>
          </table:table-cell>
          <table:table-cell table:formula="of:=[.K6]*12*365" office:value-type="currency" office:currency="USD" office:value="7.18032786885246" calcext:value-type="currency">
            <text:p>$7.18</text:p>
          </table:table-cell>
          <table:table-cell table:formula="of:=[.L6]*12*365" office:value-type="currency" office:currency="USD" office:value="25.1311475409836" calcext:value-type="currency">
            <text:p>$25.13</text:p>
          </table:table-cell>
          <table:table-cell table:formula="of:=[.M6]+[.I6]" office:value-type="currency" office:currency="USD" office:value="13.9030169444827" calcext:value-type="currency">
            <text:p>$13.90</text:p>
          </table:table-cell>
          <table:table-cell table:formula="of:=[.N6]+[.J6]" office:value-type="currency" office:currency="USD" office:value="48.6605593056895" calcext:value-type="currency">
            <text:p>$48.66</text:p>
          </table:table-cell>
        </table:table-row>
        <table:table-row table:style-name="ro1">
          <table:table-cell office:value-type="string" calcext:value-type="string">
            <text:p><text:s/>[CXA1512-0000-000N00M230G] </text:p>
          </table:table-cell>
          <table:table-cell office:value-type="currency" office:currency="USD" office:value="2.94" calcext:value-type="currency">
            <text:p>$2.94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14" calcext:value-type="float">
            <text:p>114</text:p>
          </table:table-cell>
          <table:table-cell table:formula="of:=2000/[.C7]" office:value-type="float" office:value="1.44927536231884" calcext:value-type="float">
            <text:p>1.4</text:p>
          </table:table-cell>
          <table:table-cell table:formula="of:=7000/[.C7]" office:value-type="float" office:value="5.07246376811594" calcext:value-type="float">
            <text:p>5.1</text:p>
          </table:table-cell>
          <table:table-cell table:formula="of:=[.B7]*[.G7]" office:value-type="currency" office:currency="USD" office:value="4.26086956521739" calcext:value-type="currency">
            <text:p>$4.26</text:p>
          </table:table-cell>
          <table:table-cell table:formula="of:=[.B7]*[.H7]" office:value-type="currency" office:currency="USD" office:value="14.9130434782609" calcext:value-type="currency">
            <text:p>$14.91</text:p>
          </table:table-cell>
          <table:table-cell table:formula="of:=0.1/1000/[.$F7]*[.$C7]*[.G7]" office:value-type="currency" office:currency="USD" office:value="0.00175438596491228" calcext:value-type="currency">
            <text:p>$0.0018</text:p>
          </table:table-cell>
          <table:table-cell table:formula="of:=0.1/1000/[.$F7]*[.$C7]*[.H7]" office:value-type="currency" office:currency="USD" office:value="0.00614035087719298" calcext:value-type="currency">
            <text:p>$0.0061</text:p>
          </table:table-cell>
          <table:table-cell table:formula="of:=[.K7]*12*365" office:value-type="currency" office:currency="USD" office:value="7.68421052631579" calcext:value-type="currency">
            <text:p>$7.68</text:p>
          </table:table-cell>
          <table:table-cell table:formula="of:=[.L7]*12*365" office:value-type="currency" office:currency="USD" office:value="26.8947368421053" calcext:value-type="currency">
            <text:p>$26.89</text:p>
          </table:table-cell>
          <table:table-cell table:formula="of:=[.M7]+[.I7]" office:value-type="currency" office:currency="USD" office:value="11.9450800915332" calcext:value-type="currency">
            <text:p>$11.95</text:p>
          </table:table-cell>
          <table:table-cell table:formula="of:=[.N7]+[.J7]" office:value-type="currency" office:currency="USD" office:value="41.8077803203661" calcext:value-type="currency">
            <text:p>$41.81</text:p>
          </table:table-cell>
        </table:table-row>
        <table:table-row table:style-name="ro1">
          <table:table-cell office:value-type="string" calcext:value-type="string">
            <text:p><text:s/>[CXA1816-0000-000N00P457F] </text:p>
          </table:table-cell>
          <table:table-cell office:value-type="currency" office:currency="USD" office:value="3.02" calcext:value-type="currency">
            <text:p>$3.0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<text:s/>16.7 W </text:p>
          </table:table-cell>
          <table:table-cell office:value-type="string" calcext:value-type="string">
            <text:p><text:s/>5700K </text:p>
          </table:table-cell>
          <table:table-cell office:value-type="float" office:value="122" calcext:value-type="float">
            <text:p>122</text:p>
          </table:table-cell>
          <table:table-cell table:formula="of:=2000/[.C8]" office:value-type="float" office:value="1.01781170483461" calcext:value-type="float">
            <text:p>1.0</text:p>
          </table:table-cell>
          <table:table-cell table:formula="of:=7000/[.C8]" office:value-type="float" office:value="3.56234096692112" calcext:value-type="float">
            <text:p>3.6</text:p>
          </table:table-cell>
          <table:table-cell table:formula="of:=[.B8]*[.G8]" office:value-type="currency" office:currency="USD" office:value="3.07379134860051" calcext:value-type="currency">
            <text:p>$3.07</text:p>
          </table:table-cell>
          <table:table-cell table:formula="of:=[.B8]*[.H8]" office:value-type="currency" office:currency="USD" office:value="10.7582697201018" calcext:value-type="currency">
            <text:p>$10.76</text:p>
          </table:table-cell>
          <table:table-cell table:formula="of:=0.1/1000/[.$F8]*[.$C8]*[.G8]" office:value-type="currency" office:currency="USD" office:value="0.00163934426229508" calcext:value-type="currency">
            <text:p>$0.0016</text:p>
          </table:table-cell>
          <table:table-cell table:formula="of:=0.1/1000/[.$F8]*[.$C8]*[.H8]" office:value-type="currency" office:currency="USD" office:value="0.00573770491803279" calcext:value-type="currency">
            <text:p>$0.0057</text:p>
          </table:table-cell>
          <table:table-cell table:formula="of:=[.K8]*12*365" office:value-type="currency" office:currency="USD" office:value="7.18032786885246" calcext:value-type="currency">
            <text:p>$7.18</text:p>
          </table:table-cell>
          <table:table-cell table:formula="of:=[.L8]*12*365" office:value-type="currency" office:currency="USD" office:value="25.1311475409836" calcext:value-type="currency">
            <text:p>$25.13</text:p>
          </table:table-cell>
          <table:table-cell table:formula="of:=[.M8]+[.I8]" office:value-type="currency" office:currency="USD" office:value="10.254119217453" calcext:value-type="currency">
            <text:p>$10.25</text:p>
          </table:table-cell>
          <table:table-cell table:formula="of:=[.N8]+[.J8]" office:value-type="currency" office:currency="USD" office:value="35.8894172610854" calcext:value-type="currency">
            <text:p>$35.89</text:p>
          </table:table-cell>
        </table:table-row>
        <table:table-row table:style-name="ro1">
          <table:table-cell office:value-type="string" calcext:value-type="string">
            <text:p><text:s/>[CXA1512-0000-000N00N20E1] </text:p>
          </table:table-cell>
          <table:table-cell office:value-type="currency" office:currency="USD" office:value="3.08" calcext:value-type="currency">
            <text:p>$3.08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<text:s/>19.0 W </text:p>
          </table:table-cell>
          <table:table-cell office:value-type="string" calcext:value-type="string">
            <text:p><text:s/>6500K </text:p>
          </table:table-cell>
          <table:table-cell office:value-type="float" office:value="127" calcext:value-type="float">
            <text:p>127</text:p>
          </table:table-cell>
          <table:table-cell table:formula="of:=2000/[.C9]" office:value-type="float" office:value="1.25786163522013" calcext:value-type="float">
            <text:p>1.3</text:p>
          </table:table-cell>
          <table:table-cell table:formula="of:=7000/[.C9]" office:value-type="float" office:value="4.40251572327044" calcext:value-type="float">
            <text:p>4.4</text:p>
          </table:table-cell>
          <table:table-cell table:formula="of:=[.B9]*[.G9]" office:value-type="currency" office:currency="USD" office:value="3.87421383647799" calcext:value-type="currency">
            <text:p>$3.87</text:p>
          </table:table-cell>
          <table:table-cell table:formula="of:=[.B9]*[.H9]" office:value-type="currency" office:currency="USD" office:value="13.559748427673" calcext:value-type="currency">
            <text:p>$13.56</text:p>
          </table:table-cell>
          <table:table-cell table:formula="of:=0.1/1000/[.$F9]*[.$C9]*[.G9]" office:value-type="currency" office:currency="USD" office:value="0.0015748031496063" calcext:value-type="currency">
            <text:p>$0.0016</text:p>
          </table:table-cell>
          <table:table-cell table:formula="of:=0.1/1000/[.$F9]*[.$C9]*[.H9]" office:value-type="currency" office:currency="USD" office:value="0.00551181102362205" calcext:value-type="currency">
            <text:p>$0.0055</text:p>
          </table:table-cell>
          <table:table-cell table:formula="of:=[.K9]*12*365" office:value-type="currency" office:currency="USD" office:value="6.89763779527559" calcext:value-type="currency">
            <text:p>$6.90</text:p>
          </table:table-cell>
          <table:table-cell table:formula="of:=[.L9]*12*365" office:value-type="currency" office:currency="USD" office:value="24.1417322834646" calcext:value-type="currency">
            <text:p>$24.14</text:p>
          </table:table-cell>
          <table:table-cell table:formula="of:=[.M9]+[.I9]" office:value-type="currency" office:currency="USD" office:value="10.7718516317536" calcext:value-type="currency">
            <text:p>$10.77</text:p>
          </table:table-cell>
          <table:table-cell table:formula="of:=[.N9]+[.J9]" office:value-type="currency" office:currency="USD" office:value="37.7014807111375" calcext:value-type="currency">
            <text:p>$37.70</text:p>
          </table:table-cell>
        </table:table-row>
        <table:table-row table:style-name="ro1">
          <table:table-cell office:value-type="string" calcext:value-type="string">
            <text:p><text:s/>[CXA1816-0000-000N00P230G] </text:p>
          </table:table-cell>
          <table:table-cell office:value-type="currency" office:currency="USD" office:value="3.1" calcext:value-type="currency">
            <text:p>$3.10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17" calcext:value-type="float">
            <text:p>117</text:p>
          </table:table-cell>
          <table:table-cell table:formula="of:=2000/[.C10]" office:value-type="float" office:value="1.09289617486339" calcext:value-type="float">
            <text:p>1.1</text:p>
          </table:table-cell>
          <table:table-cell table:formula="of:=7000/[.C10]" office:value-type="float" office:value="3.82513661202186" calcext:value-type="float">
            <text:p>3.8</text:p>
          </table:table-cell>
          <table:table-cell table:formula="of:=[.B10]*[.G10]" office:value-type="currency" office:currency="USD" office:value="3.3879781420765" calcext:value-type="currency">
            <text:p>$3.39</text:p>
          </table:table-cell>
          <table:table-cell table:formula="of:=[.B10]*[.H10]" office:value-type="currency" office:currency="USD" office:value="11.8579234972678" calcext:value-type="currency">
            <text:p>$11.86</text:p>
          </table:table-cell>
          <table:table-cell table:formula="of:=0.1/1000/[.$F10]*[.$C10]*[.G10]" office:value-type="currency" office:currency="USD" office:value="0.00170940170940171" calcext:value-type="currency">
            <text:p>$0.0017</text:p>
          </table:table-cell>
          <table:table-cell table:formula="of:=0.1/1000/[.$F10]*[.$C10]*[.H10]" office:value-type="currency" office:currency="USD" office:value="0.00598290598290598" calcext:value-type="currency">
            <text:p>$0.0060</text:p>
          </table:table-cell>
          <table:table-cell table:formula="of:=[.K10]*12*365" office:value-type="currency" office:currency="USD" office:value="7.48717948717949" calcext:value-type="currency">
            <text:p>$7.49</text:p>
          </table:table-cell>
          <table:table-cell table:formula="of:=[.L10]*12*365" office:value-type="currency" office:currency="USD" office:value="26.2051282051282" calcext:value-type="currency">
            <text:p>$26.21</text:p>
          </table:table-cell>
          <table:table-cell table:formula="of:=[.M10]+[.I10]" office:value-type="currency" office:currency="USD" office:value="10.875157629256" calcext:value-type="currency">
            <text:p>$10.88</text:p>
          </table:table-cell>
          <table:table-cell table:formula="of:=[.N10]+[.J10]" office:value-type="currency" office:currency="USD" office:value="38.063051702396" calcext:value-type="currency">
            <text:p>$38.06</text:p>
          </table:table-cell>
        </table:table-row>
        <table:table-row table:style-name="ro1">
          <table:table-cell office:value-type="string" calcext:value-type="string">
            <text:p><text:s/>[CXA1512-0000-000F00M230H] </text:p>
          </table:table-cell>
          <table:table-cell office:value-type="currency" office:currency="USD" office:value="3.32" calcext:value-type="currency">
            <text:p>$3.32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19.0 W </text:p>
          </table:table-cell>
          <table:table-cell office:value-type="string" calcext:value-type="string">
            <text:p><text:s/>3000K </text:p>
          </table:table-cell>
          <table:table-cell office:value-type="float" office:value="114" calcext:value-type="float">
            <text:p>114</text:p>
          </table:table-cell>
          <table:table-cell table:formula="of:=2000/[.C11]" office:value-type="float" office:value="1.44927536231884" calcext:value-type="float">
            <text:p>1.4</text:p>
          </table:table-cell>
          <table:table-cell table:formula="of:=7000/[.C11]" office:value-type="float" office:value="5.07246376811594" calcext:value-type="float">
            <text:p>5.1</text:p>
          </table:table-cell>
          <table:table-cell table:formula="of:=[.B11]*[.G11]" office:value-type="currency" office:currency="USD" office:value="4.81159420289855" calcext:value-type="currency">
            <text:p>$4.81</text:p>
          </table:table-cell>
          <table:table-cell table:formula="of:=[.B11]*[.H11]" office:value-type="currency" office:currency="USD" office:value="16.8405797101449" calcext:value-type="currency">
            <text:p>$16.84</text:p>
          </table:table-cell>
          <table:table-cell table:formula="of:=0.1/1000/[.$F11]*[.$C11]*[.G11]" office:value-type="currency" office:currency="USD" office:value="0.00175438596491228" calcext:value-type="currency">
            <text:p>$0.0018</text:p>
          </table:table-cell>
          <table:table-cell table:formula="of:=0.1/1000/[.$F11]*[.$C11]*[.H11]" office:value-type="currency" office:currency="USD" office:value="0.00614035087719298" calcext:value-type="currency">
            <text:p>$0.0061</text:p>
          </table:table-cell>
          <table:table-cell table:formula="of:=[.K11]*12*365" office:value-type="currency" office:currency="USD" office:value="7.68421052631579" calcext:value-type="currency">
            <text:p>$7.68</text:p>
          </table:table-cell>
          <table:table-cell table:formula="of:=[.L11]*12*365" office:value-type="currency" office:currency="USD" office:value="26.8947368421053" calcext:value-type="currency">
            <text:p>$26.89</text:p>
          </table:table-cell>
          <table:table-cell table:formula="of:=[.M11]+[.I11]" office:value-type="currency" office:currency="USD" office:value="12.4958047292143" calcext:value-type="currency">
            <text:p>$12.50</text:p>
          </table:table-cell>
          <table:table-cell table:formula="of:=[.N11]+[.J11]" office:value-type="currency" office:currency="USD" office:value="43.7353165522502" calcext:value-type="currency">
            <text:p>$43.74</text:p>
          </table:table-cell>
        </table:table-row>
        <table:table-row table:style-name="ro1">
          <table:table-cell office:value-type="string" calcext:value-type="string">
            <text:p><text:s/>[CXA1816-0000-000N00Q20E3] </text:p>
          </table:table-cell>
          <table:table-cell office:value-type="currency" office:currency="USD" office:value="3.8" calcext:value-type="currency">
            <text:p>$3.8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s/>16.7 W </text:p>
          </table:table-cell>
          <table:table-cell office:value-type="string" calcext:value-type="string">
            <text:p><text:s/>5000K </text:p>
          </table:table-cell>
          <table:table-cell office:value-type="float" office:value="131" calcext:value-type="float">
            <text:p>131</text:p>
          </table:table-cell>
          <table:table-cell table:formula="of:=2000/[.C12]" office:value-type="float" office:value="0.952380952380952" calcext:value-type="float">
            <text:p>1.0</text:p>
          </table:table-cell>
          <table:table-cell table:formula="of:=7000/[.C12]" office:value-type="float" office:value="3.33333333333333" calcext:value-type="float">
            <text:p>3.3</text:p>
          </table:table-cell>
          <table:table-cell table:formula="of:=[.B12]*[.G12]" office:value-type="currency" office:currency="USD" office:value="3.61904761904762" calcext:value-type="currency">
            <text:p>$3.62</text:p>
          </table:table-cell>
          <table:table-cell table:formula="of:=[.B12]*[.H12]" office:value-type="currency" office:currency="USD" office:value="12.6666666666667" calcext:value-type="currency">
            <text:p>$12.67</text:p>
          </table:table-cell>
          <table:table-cell table:formula="of:=0.1/1000/[.$F12]*[.$C12]*[.G12]" office:value-type="currency" office:currency="USD" office:value="0.00152671755725191" calcext:value-type="currency">
            <text:p>$0.0015</text:p>
          </table:table-cell>
          <table:table-cell table:formula="of:=0.1/1000/[.$F12]*[.$C12]*[.H12]" office:value-type="currency" office:currency="USD" office:value="0.00534351145038168" calcext:value-type="currency">
            <text:p>$0.0053</text:p>
          </table:table-cell>
          <table:table-cell table:formula="of:=[.K12]*12*365" office:value-type="currency" office:currency="USD" office:value="6.68702290076336" calcext:value-type="currency">
            <text:p>$6.69</text:p>
          </table:table-cell>
          <table:table-cell table:formula="of:=[.L12]*12*365" office:value-type="currency" office:currency="USD" office:value="23.4045801526718" calcext:value-type="currency">
            <text:p>$23.40</text:p>
          </table:table-cell>
          <table:table-cell table:formula="of:=[.M12]+[.I12]" office:value-type="currency" office:currency="USD" office:value="10.306070519811" calcext:value-type="currency">
            <text:p>$10.31</text:p>
          </table:table-cell>
          <table:table-cell table:formula="of:=[.N12]+[.J12]" office:value-type="currency" office:currency="USD" office:value="36.0712468193384" calcext:value-type="currency">
            <text:p>$36.07</text:p>
          </table:table-cell>
        </table:table-row>
        <table:table-row table:style-name="ro1">
          <table:table-cell office:value-type="string" calcext:value-type="string">
            <text:p><text:s/>[CXA1820-0000-000N00Q450F] </text:p>
          </table:table-cell>
          <table:table-cell office:value-type="currency" office:currency="USD" office:value="3.84" calcext:value-type="currency">
            <text:p>$3.84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<text:s/>40 W[^1]</text:p>
          </table:table-cell>
          <table:table-cell office:value-type="string" calcext:value-type="string">
            <text:p>5000K </text:p>
          </table:table-cell>
          <table:table-cell office:value-type="float" office:value="115" calcext:value-type="float">
            <text:p>115</text:p>
          </table:table-cell>
          <table:table-cell table:formula="of:=2000/[.C13]" office:value-type="float" office:value="0.884955752212389" calcext:value-type="float">
            <text:p>0.9</text:p>
          </table:table-cell>
          <table:table-cell table:formula="of:=7000/[.C13]" office:value-type="float" office:value="3.09734513274336" calcext:value-type="float">
            <text:p>3.1</text:p>
          </table:table-cell>
          <table:table-cell table:formula="of:=[.B13]*[.G13]" office:value-type="currency" office:currency="USD" office:value="3.39823008849558" calcext:value-type="currency">
            <text:p>$3.40</text:p>
          </table:table-cell>
          <table:table-cell table:formula="of:=[.B13]*[.H13]" office:value-type="currency" office:currency="USD" office:value="11.8938053097345" calcext:value-type="currency">
            <text:p>$11.89</text:p>
          </table:table-cell>
          <table:table-cell table:formula="of:=0.1/1000/[.$F13]*[.$C13]*[.G13]" office:value-type="currency" office:currency="USD" office:value="0.00173913043478261" calcext:value-type="currency">
            <text:p>$0.0017</text:p>
          </table:table-cell>
          <table:table-cell table:formula="of:=0.1/1000/[.$F13]*[.$C13]*[.H13]" office:value-type="currency" office:currency="USD" office:value="0.00608695652173913" calcext:value-type="currency">
            <text:p>$0.0061</text:p>
          </table:table-cell>
          <table:table-cell table:formula="of:=[.K13]*12*365" office:value-type="currency" office:currency="USD" office:value="7.61739130434783" calcext:value-type="currency">
            <text:p>$7.62</text:p>
          </table:table-cell>
          <table:table-cell table:formula="of:=[.L13]*12*365" office:value-type="currency" office:currency="USD" office:value="26.6608695652174" calcext:value-type="currency">
            <text:p>$26.66</text:p>
          </table:table-cell>
          <table:table-cell table:formula="of:=[.M13]+[.I13]" office:value-type="currency" office:currency="USD" office:value="11.0156213928434" calcext:value-type="currency">
            <text:p>$11.02</text:p>
          </table:table-cell>
          <table:table-cell table:formula="of:=[.N13]+[.J13]" office:value-type="currency" office:currency="USD" office:value="38.5546748749519" calcext:value-type="currency">
            <text:p>$38.55</text:p>
          </table:table-cell>
        </table:table-row>
        <table:table-row table:style-name="ro1">
          <table:table-cell office:value-type="string" calcext:value-type="string">
            <text:p><text:s/>[CXA1512-0000-000F00M430F] </text:p>
          </table:table-cell>
          <table:table-cell office:value-type="currency" office:currency="USD" office:value="4.56" calcext:value-type="currency">
            <text:p>$4.56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<text:s/>19.0 W </text:p>
          </table:table-cell>
          <table:table-cell office:value-type="string" calcext:value-type="string">
            <text:p><text:s/>3000K </text:p>
          </table:table-cell>
          <table:table-cell office:value-type="float" office:value="122" calcext:value-type="float">
            <text:p>122</text:p>
          </table:table-cell>
          <table:table-cell table:formula="of:=2000/[.C14]" office:value-type="float" office:value="1.34680134680135" calcext:value-type="float">
            <text:p>1.3</text:p>
          </table:table-cell>
          <table:table-cell table:formula="of:=7000/[.C14]" office:value-type="float" office:value="4.71380471380471" calcext:value-type="float">
            <text:p>4.7</text:p>
          </table:table-cell>
          <table:table-cell table:formula="of:=[.B14]*[.G14]" office:value-type="currency" office:currency="USD" office:value="6.14141414141414" calcext:value-type="currency">
            <text:p>$6.14</text:p>
          </table:table-cell>
          <table:table-cell table:formula="of:=[.B14]*[.H14]" office:value-type="currency" office:currency="USD" office:value="21.4949494949495" calcext:value-type="currency">
            <text:p>$21.49</text:p>
          </table:table-cell>
          <table:table-cell table:formula="of:=0.1/1000/[.$F14]*[.$C14]*[.G14]" office:value-type="currency" office:currency="USD" office:value="0.00163934426229508" calcext:value-type="currency">
            <text:p>$0.0016</text:p>
          </table:table-cell>
          <table:table-cell table:formula="of:=0.1/1000/[.$F14]*[.$C14]*[.H14]" office:value-type="currency" office:currency="USD" office:value="0.00573770491803279" calcext:value-type="currency">
            <text:p>$0.0057</text:p>
          </table:table-cell>
          <table:table-cell table:formula="of:=[.K14]*12*365" office:value-type="currency" office:currency="USD" office:value="7.18032786885246" calcext:value-type="currency">
            <text:p>$7.18</text:p>
          </table:table-cell>
          <table:table-cell table:formula="of:=[.L14]*12*365" office:value-type="currency" office:currency="USD" office:value="25.1311475409836" calcext:value-type="currency">
            <text:p>$25.13</text:p>
          </table:table-cell>
          <table:table-cell table:formula="of:=[.M14]+[.I14]" office:value-type="currency" office:currency="USD" office:value="13.3217420102666" calcext:value-type="currency">
            <text:p>$13.32</text:p>
          </table:table-cell>
          <table:table-cell table:formula="of:=[.N14]+[.J14]" office:value-type="currency" office:currency="USD" office:value="46.6260970359331" calcext:value-type="currency">
            <text:p>$46.63</text:p>
          </table:table-cell>
        </table:table-row>
        <table:table-row table:style-name="ro1">
          <table:table-cell office:value-type="string" calcext:value-type="string">
            <text:p><text:s/>[CMA1516-0000-000N0B0A65E] </text:p>
          </table:table-cell>
          <table:table-cell office:value-type="currency" office:currency="USD" office:value="4.8" calcext:value-type="currency">
            <text:p>$4.80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6500K </text:p>
          </table:table-cell>
          <table:table-cell office:value-type="float" office:value="157" calcext:value-type="float">
            <text:p>157</text:p>
          </table:table-cell>
          <table:table-cell table:formula="of:=2000/[.C15]" office:value-type="float" office:value="0.806451612903226" calcext:value-type="float">
            <text:p>0.8</text:p>
          </table:table-cell>
          <table:table-cell table:formula="of:=7000/[.C15]" office:value-type="float" office:value="2.82258064516129" calcext:value-type="float">
            <text:p>2.8</text:p>
          </table:table-cell>
          <table:table-cell table:formula="of:=[.B15]*[.G15]" office:value-type="currency" office:currency="USD" office:value="3.87096774193548" calcext:value-type="currency">
            <text:p>$3.87</text:p>
          </table:table-cell>
          <table:table-cell table:formula="of:=[.B15]*[.H15]" office:value-type="currency" office:currency="USD" office:value="13.5483870967742" calcext:value-type="currency">
            <text:p>$13.55</text:p>
          </table:table-cell>
          <table:table-cell table:formula="of:=0.1/1000/[.$F15]*[.$C15]*[.G15]" office:value-type="currency" office:currency="USD" office:value="0.00127388535031847" calcext:value-type="currency">
            <text:p>$0.0013</text:p>
          </table:table-cell>
          <table:table-cell table:formula="of:=0.1/1000/[.$F15]*[.$C15]*[.H15]" office:value-type="currency" office:currency="USD" office:value="0.00445859872611465" calcext:value-type="currency">
            <text:p>$0.0045</text:p>
          </table:table-cell>
          <table:table-cell table:formula="of:=[.K15]*12*365" office:value-type="currency" office:currency="USD" office:value="5.57961783439491" calcext:value-type="currency">
            <text:p>$5.58</text:p>
          </table:table-cell>
          <table:table-cell table:formula="of:=[.L15]*12*365" office:value-type="currency" office:currency="USD" office:value="19.5286624203822" calcext:value-type="currency">
            <text:p>$19.53</text:p>
          </table:table-cell>
          <table:table-cell table:formula="of:=[.M15]+[.I15]" office:value-type="currency" office:currency="USD" office:value="9.45058557633039" calcext:value-type="currency">
            <text:p>$9.45</text:p>
          </table:table-cell>
          <table:table-cell table:formula="of:=[.N15]+[.J15]" office:value-type="currency" office:currency="USD" office:value="33.0770495171564" calcext:value-type="currency">
            <text:p>$33.08</text:p>
          </table:table-cell>
        </table:table-row>
        <table:table-row table:style-name="ro1">
          <table:table-cell office:value-type="string" calcext:value-type="string">
            <text:p><text:s/>[CMA1516-0000-000N0B0A50E] </text:p>
          </table:table-cell>
          <table:table-cell office:value-type="currency" office:currency="USD" office:value="4.8" calcext:value-type="currency">
            <text:p>$4.80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000K </text:p>
          </table:table-cell>
          <table:table-cell office:value-type="float" office:value="156" calcext:value-type="float">
            <text:p>156</text:p>
          </table:table-cell>
          <table:table-cell table:formula="of:=2000/[.C16]" office:value-type="float" office:value="0.814000814000814" calcext:value-type="float">
            <text:p>0.8</text:p>
          </table:table-cell>
          <table:table-cell table:formula="of:=7000/[.C16]" office:value-type="float" office:value="2.84900284900285" calcext:value-type="float">
            <text:p>2.8</text:p>
          </table:table-cell>
          <table:table-cell table:formula="of:=[.B16]*[.G16]" office:value-type="currency" office:currency="USD" office:value="3.90720390720391" calcext:value-type="currency">
            <text:p>$3.91</text:p>
          </table:table-cell>
          <table:table-cell table:formula="of:=[.B16]*[.H16]" office:value-type="currency" office:currency="USD" office:value="13.6752136752137" calcext:value-type="currency">
            <text:p>$13.68</text:p>
          </table:table-cell>
          <table:table-cell table:formula="of:=0.1/1000/[.$F16]*[.$C16]*[.G16]" office:value-type="currency" office:currency="USD" office:value="0.00128205128205128" calcext:value-type="currency">
            <text:p>$0.0013</text:p>
          </table:table-cell>
          <table:table-cell table:formula="of:=0.1/1000/[.$F16]*[.$C16]*[.H16]" office:value-type="currency" office:currency="USD" office:value="0.00448717948717949" calcext:value-type="currency">
            <text:p>$0.0045</text:p>
          </table:table-cell>
          <table:table-cell table:formula="of:=[.K16]*12*365" office:value-type="currency" office:currency="USD" office:value="5.61538461538462" calcext:value-type="currency">
            <text:p>$5.62</text:p>
          </table:table-cell>
          <table:table-cell table:formula="of:=[.L16]*12*365" office:value-type="currency" office:currency="USD" office:value="19.6538461538462" calcext:value-type="currency">
            <text:p>$19.65</text:p>
          </table:table-cell>
          <table:table-cell table:formula="of:=[.M16]+[.I16]" office:value-type="currency" office:currency="USD" office:value="9.52258852258852" calcext:value-type="currency">
            <text:p>$9.52</text:p>
          </table:table-cell>
          <table:table-cell table:formula="of:=[.N16]+[.J16]" office:value-type="currency" office:currency="USD" office:value="33.3290598290598" calcext:value-type="currency">
            <text:p>$33.33</text:p>
          </table:table-cell>
        </table:table-row>
        <table:table-row table:style-name="ro1">
          <table:table-cell office:value-type="string" calcext:value-type="string">
            <text:p><text:s/>[CXA2530-0000-000N00T230H] </text:p>
          </table:table-cell>
          <table:table-cell office:value-type="currency" office:currency="USD" office:value="5.12" calcext:value-type="currency">
            <text:p>$5.1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12" calcext:value-type="float">
            <text:p>112</text:p>
          </table:table-cell>
          <table:table-cell table:formula="of:=2000/[.C17]" office:value-type="float" office:value="0.625" calcext:value-type="float">
            <text:p>0.6</text:p>
          </table:table-cell>
          <table:table-cell table:formula="of:=7000/[.C17]" office:value-type="float" office:value="2.1875" calcext:value-type="float">
            <text:p>2.2</text:p>
          </table:table-cell>
          <table:table-cell table:formula="of:=[.B17]*[.G17]" office:value-type="currency" office:currency="USD" office:value="3.2" calcext:value-type="currency">
            <text:p>$3.20</text:p>
          </table:table-cell>
          <table:table-cell table:formula="of:=[.B17]*[.H17]" office:value-type="currency" office:currency="USD" office:value="11.2" calcext:value-type="currency">
            <text:p>$11.20</text:p>
          </table:table-cell>
          <table:table-cell table:formula="of:=0.1/1000/[.$F17]*[.$C17]*[.G17]" office:value-type="currency" office:currency="USD" office:value="0.00178571428571429" calcext:value-type="currency">
            <text:p>$0.0018</text:p>
          </table:table-cell>
          <table:table-cell table:formula="of:=0.1/1000/[.$F17]*[.$C17]*[.H17]" office:value-type="currency" office:currency="USD" office:value="0.00625" calcext:value-type="currency">
            <text:p>$0.0063</text:p>
          </table:table-cell>
          <table:table-cell table:formula="of:=[.K17]*12*365" office:value-type="currency" office:currency="USD" office:value="7.82142857142857" calcext:value-type="currency">
            <text:p>$7.82</text:p>
          </table:table-cell>
          <table:table-cell table:formula="of:=[.L17]*12*365" office:value-type="currency" office:currency="USD" office:value="27.375" calcext:value-type="currency">
            <text:p>$27.38</text:p>
          </table:table-cell>
          <table:table-cell table:formula="of:=[.M17]+[.I17]" office:value-type="currency" office:currency="USD" office:value="11.0214285714286" calcext:value-type="currency">
            <text:p>$11.02</text:p>
          </table:table-cell>
          <table:table-cell table:formula="of:=[.N17]+[.J17]" office:value-type="currency" office:currency="USD" office:value="38.575" calcext:value-type="currency">
            <text:p>$38.58</text:p>
          </table:table-cell>
        </table:table-row>
        <table:table-row table:style-name="ro1">
          <table:table-cell office:value-type="string" calcext:value-type="string">
            <text:p><text:s/>[CMT1420-0000-000N0U0A50G] </text:p>
          </table:table-cell>
          <table:table-cell office:value-type="currency" office:currency="USD" office:value="5.4" calcext:value-type="currency">
            <text:p>$5.40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000K </text:p>
          </table:table-cell>
          <table:table-cell office:value-type="float" office:value="129" calcext:value-type="float">
            <text:p>129</text:p>
          </table:table-cell>
          <table:table-cell table:formula="of:=2000/[.C18]" office:value-type="float" office:value="0.819336337566571" calcext:value-type="float">
            <text:p>0.8</text:p>
          </table:table-cell>
          <table:table-cell table:formula="of:=7000/[.C18]" office:value-type="float" office:value="2.867677181483" calcext:value-type="float">
            <text:p>2.9</text:p>
          </table:table-cell>
          <table:table-cell table:formula="of:=[.B18]*[.G18]" office:value-type="currency" office:currency="USD" office:value="4.42441622285948" calcext:value-type="currency">
            <text:p>$4.42</text:p>
          </table:table-cell>
          <table:table-cell table:formula="of:=[.B18]*[.H18]" office:value-type="currency" office:currency="USD" office:value="15.4854567800082" calcext:value-type="currency">
            <text:p>$15.49</text:p>
          </table:table-cell>
          <table:table-cell table:formula="of:=0.1/1000/[.$F18]*[.$C18]*[.G18]" office:value-type="currency" office:currency="USD" office:value="0.00155038759689923" calcext:value-type="currency">
            <text:p>$0.0016</text:p>
          </table:table-cell>
          <table:table-cell table:formula="of:=0.1/1000/[.$F18]*[.$C18]*[.H18]" office:value-type="currency" office:currency="USD" office:value="0.00542635658914729" calcext:value-type="currency">
            <text:p>$0.0054</text:p>
          </table:table-cell>
          <table:table-cell table:formula="of:=[.K18]*12*365" office:value-type="currency" office:currency="USD" office:value="6.79069767441861" calcext:value-type="currency">
            <text:p>$6.79</text:p>
          </table:table-cell>
          <table:table-cell table:formula="of:=[.L18]*12*365" office:value-type="currency" office:currency="USD" office:value="23.7674418604651" calcext:value-type="currency">
            <text:p>$23.77</text:p>
          </table:table-cell>
          <table:table-cell table:formula="of:=[.M18]+[.I18]" office:value-type="currency" office:currency="USD" office:value="11.2151138972781" calcext:value-type="currency">
            <text:p>$11.22</text:p>
          </table:table-cell>
          <table:table-cell table:formula="of:=[.N18]+[.J18]" office:value-type="currency" office:currency="USD" office:value="39.2528986404733" calcext:value-type="currency">
            <text:p>$39.25</text:p>
          </table:table-cell>
        </table:table-row>
        <table:table-row table:style-name="ro1">
          <table:table-cell office:value-type="string" calcext:value-type="string">
            <text:p><text:s/>[CXA1830-0000-000N0HT450F] </text:p>
          </table:table-cell>
          <table:table-cell office:value-type="currency" office:currency="USD" office:value="5.8" calcext:value-type="currency">
            <text:p>$5.80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<text:s/>57.0 W </text:p>
          </table:table-cell>
          <table:table-cell office:value-type="string" calcext:value-type="string">
            <text:p><text:s/>5000K </text:p>
          </table:table-cell>
          <table:table-cell office:value-type="float" office:value="120" calcext:value-type="float">
            <text:p>120</text:p>
          </table:table-cell>
          <table:table-cell table:formula="of:=2000/[.C19]" office:value-type="float" office:value="0.581395348837209" calcext:value-type="float">
            <text:p>0.6</text:p>
          </table:table-cell>
          <table:table-cell table:formula="of:=7000/[.C19]" office:value-type="float" office:value="2.03488372093023" calcext:value-type="float">
            <text:p>2.0</text:p>
          </table:table-cell>
          <table:table-cell table:formula="of:=[.B19]*[.G19]" office:value-type="currency" office:currency="USD" office:value="3.37209302325581" calcext:value-type="currency">
            <text:p>$3.37</text:p>
          </table:table-cell>
          <table:table-cell table:formula="of:=[.B19]*[.H19]" office:value-type="currency" office:currency="USD" office:value="11.8023255813954" calcext:value-type="currency">
            <text:p>$11.80</text:p>
          </table:table-cell>
          <table:table-cell table:formula="of:=0.1/1000/[.$F19]*[.$C19]*[.G19]" office:value-type="currency" office:currency="USD" office:value="0.00166666666666667" calcext:value-type="currency">
            <text:p>$0.0017</text:p>
          </table:table-cell>
          <table:table-cell table:formula="of:=0.1/1000/[.$F19]*[.$C19]*[.H19]" office:value-type="currency" office:currency="USD" office:value="0.00583333333333333" calcext:value-type="currency">
            <text:p>$0.0058</text:p>
          </table:table-cell>
          <table:table-cell table:formula="of:=[.K19]*12*365" office:value-type="currency" office:currency="USD" office:value="7.3" calcext:value-type="currency">
            <text:p>$7.30</text:p>
          </table:table-cell>
          <table:table-cell table:formula="of:=[.L19]*12*365" office:value-type="currency" office:currency="USD" office:value="25.55" calcext:value-type="currency">
            <text:p>$25.55</text:p>
          </table:table-cell>
          <table:table-cell table:formula="of:=[.M19]+[.I19]" office:value-type="currency" office:currency="USD" office:value="10.6720930232558" calcext:value-type="currency">
            <text:p>$10.67</text:p>
          </table:table-cell>
          <table:table-cell table:formula="of:=[.N19]+[.J19]" office:value-type="currency" office:currency="USD" office:value="37.3523255813953" calcext:value-type="currency">
            <text:p>$37.35</text:p>
          </table:table-cell>
        </table:table-row>
        <table:table-row table:style-name="ro1">
          <table:table-cell office:value-type="string" calcext:value-type="string">
            <text:p><text:s/>[CXB1820-0000-000N0BS465E] </text:p>
          </table:table-cell>
          <table:table-cell office:value-type="currency" office:currency="USD" office:value="5.92" calcext:value-type="currency">
            <text:p>$5.92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6500K </text:p>
          </table:table-cell>
          <table:table-cell office:value-type="float" office:value="156" calcext:value-type="float">
            <text:p>156</text:p>
          </table:table-cell>
          <table:table-cell table:formula="of:=2000/[.C20]" office:value-type="float" office:value="0.668896321070234" calcext:value-type="float">
            <text:p>0.7</text:p>
          </table:table-cell>
          <table:table-cell table:formula="of:=7000/[.C20]" office:value-type="float" office:value="2.34113712374582" calcext:value-type="float">
            <text:p>2.3</text:p>
          </table:table-cell>
          <table:table-cell table:formula="of:=[.B20]*[.G20]" office:value-type="currency" office:currency="USD" office:value="3.95986622073579" calcext:value-type="currency">
            <text:p>$3.96</text:p>
          </table:table-cell>
          <table:table-cell table:formula="of:=[.B20]*[.H20]" office:value-type="currency" office:currency="USD" office:value="13.8595317725753" calcext:value-type="currency">
            <text:p>$13.86</text:p>
          </table:table-cell>
          <table:table-cell table:formula="of:=0.1/1000/[.$F20]*[.$C20]*[.G20]" office:value-type="currency" office:currency="USD" office:value="0.00128205128205128" calcext:value-type="currency">
            <text:p>$0.0013</text:p>
          </table:table-cell>
          <table:table-cell table:formula="of:=0.1/1000/[.$F20]*[.$C20]*[.H20]" office:value-type="currency" office:currency="USD" office:value="0.00448717948717949" calcext:value-type="currency">
            <text:p>$0.0045</text:p>
          </table:table-cell>
          <table:table-cell table:formula="of:=[.K20]*12*365" office:value-type="currency" office:currency="USD" office:value="5.61538461538462" calcext:value-type="currency">
            <text:p>$5.62</text:p>
          </table:table-cell>
          <table:table-cell table:formula="of:=[.L20]*12*365" office:value-type="currency" office:currency="USD" office:value="19.6538461538462" calcext:value-type="currency">
            <text:p>$19.65</text:p>
          </table:table-cell>
          <table:table-cell table:formula="of:=[.M20]+[.I20]" office:value-type="currency" office:currency="USD" office:value="9.5752508361204" calcext:value-type="currency">
            <text:p>$9.58</text:p>
          </table:table-cell>
          <table:table-cell table:formula="of:=[.N20]+[.J20]" office:value-type="currency" office:currency="USD" office:value="33.5133779264214" calcext:value-type="currency">
            <text:p>$33.51</text:p>
          </table:table-cell>
        </table:table-row>
        <table:table-row table:style-name="ro1">
          <table:table-cell office:value-type="string" calcext:value-type="string">
            <text:p><text:s/>[CMA1516-0000-00PN0U0A30G] 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30" calcext:value-type="float">
            <text:p>130</text:p>
          </table:table-cell>
          <table:table-cell table:formula="of:=2000/[.C21]" office:value-type="float" office:value="0.978952520802741" calcext:value-type="float">
            <text:p>1.0</text:p>
          </table:table-cell>
          <table:table-cell table:formula="of:=7000/[.C21]" office:value-type="float" office:value="3.42633382280959" calcext:value-type="float">
            <text:p>3.4</text:p>
          </table:table-cell>
          <table:table-cell table:formula="of:=[.B21]*[.G21]" office:value-type="currency" office:currency="USD" office:value="5.87371512481645" calcext:value-type="currency">
            <text:p>$5.87</text:p>
          </table:table-cell>
          <table:table-cell table:formula="of:=[.B21]*[.H21]" office:value-type="currency" office:currency="USD" office:value="20.5580029368576" calcext:value-type="currency">
            <text:p>$20.56</text:p>
          </table:table-cell>
          <table:table-cell table:formula="of:=0.1/1000/[.$F21]*[.$C21]*[.G21]" office:value-type="currency" office:currency="USD" office:value="0.00153846153846154" calcext:value-type="currency">
            <text:p>$0.0015</text:p>
          </table:table-cell>
          <table:table-cell table:formula="of:=0.1/1000/[.$F21]*[.$C21]*[.H21]" office:value-type="currency" office:currency="USD" office:value="0.00538461538461539" calcext:value-type="currency">
            <text:p>$0.0054</text:p>
          </table:table-cell>
          <table:table-cell table:formula="of:=[.K21]*12*365" office:value-type="currency" office:currency="USD" office:value="6.73846153846154" calcext:value-type="currency">
            <text:p>$6.74</text:p>
          </table:table-cell>
          <table:table-cell table:formula="of:=[.L21]*12*365" office:value-type="currency" office:currency="USD" office:value="23.5846153846154" calcext:value-type="currency">
            <text:p>$23.58</text:p>
          </table:table-cell>
          <table:table-cell table:formula="of:=[.M21]+[.I21]" office:value-type="currency" office:currency="USD" office:value="12.612176663278" calcext:value-type="currency">
            <text:p>$12.61</text:p>
          </table:table-cell>
          <table:table-cell table:formula="of:=[.N21]+[.J21]" office:value-type="currency" office:currency="USD" office:value="44.142618321473" calcext:value-type="currency">
            <text:p>$44.14</text:p>
          </table:table-cell>
        </table:table-row>
        <table:table-row table:style-name="ro1">
          <table:table-cell office:value-type="string" calcext:value-type="string">
            <text:p><text:s/>[L2C5-27901204E0900] <text:s text:c="6"/></text:p>
          </table:table-cell>
          <table:table-cell office:value-type="currency" office:currency="USD" office:value="6.3" calcext:value-type="currency">
            <text:p>$6.30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2700K </text:p>
          </table:table-cell>
          <table:table-cell office:value-type="float" office:value="90" calcext:value-type="float">
            <text:p>90</text:p>
          </table:table-cell>
          <table:table-cell table:formula="of:=2000/[.C22]" office:value-type="float" office:value="0.862068965517241" calcext:value-type="float">
            <text:p>0.9</text:p>
          </table:table-cell>
          <table:table-cell table:formula="of:=7000/[.C22]" office:value-type="float" office:value="3.01724137931034" calcext:value-type="float">
            <text:p>3.0</text:p>
          </table:table-cell>
          <table:table-cell table:formula="of:=[.B22]*[.G22]" office:value-type="currency" office:currency="USD" office:value="5.43103448275862" calcext:value-type="currency">
            <text:p>$5.43</text:p>
          </table:table-cell>
          <table:table-cell table:formula="of:=[.B22]*[.H22]" office:value-type="currency" office:currency="USD" office:value="19.0086206896552" calcext:value-type="currency">
            <text:p>$19.01</text:p>
          </table:table-cell>
          <table:table-cell table:formula="of:=0.1/1000/[.$F22]*[.$C22]*[.G22]" office:value-type="currency" office:currency="USD" office:value="0.00222222222222222" calcext:value-type="currency">
            <text:p>$0.0022</text:p>
          </table:table-cell>
          <table:table-cell table:formula="of:=0.1/1000/[.$F22]*[.$C22]*[.H22]" office:value-type="currency" office:currency="USD" office:value="0.00777777777777778" calcext:value-type="currency">
            <text:p>$0.0078</text:p>
          </table:table-cell>
          <table:table-cell table:formula="of:=[.K22]*12*365" office:value-type="currency" office:currency="USD" office:value="9.73333333333334" calcext:value-type="currency">
            <text:p>$9.73</text:p>
          </table:table-cell>
          <table:table-cell table:formula="of:=[.L22]*12*365" office:value-type="currency" office:currency="USD" office:value="34.0666666666667" calcext:value-type="currency">
            <text:p>$34.07</text:p>
          </table:table-cell>
          <table:table-cell table:formula="of:=[.M22]+[.I22]" office:value-type="currency" office:currency="USD" office:value="15.164367816092" calcext:value-type="currency">
            <text:p>$15.16</text:p>
          </table:table-cell>
          <table:table-cell table:formula="of:=[.N22]+[.J22]" office:value-type="currency" office:currency="USD" office:value="53.0752873563218" calcext:value-type="currency">
            <text:p>$53.08</text:p>
          </table:table-cell>
        </table:table-row>
        <table:table-row table:style-name="ro1">
          <table:table-cell office:value-type="string" calcext:value-type="string">
            <text:p><text:s/>[CXA2530-0000-000N00U465F] </text:p>
          </table:table-cell>
          <table:table-cell office:value-type="currency" office:currency="USD" office:value="6.56" calcext:value-type="currency">
            <text:p>$6.56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<text:s/>61.0 W </text:p>
          </table:table-cell>
          <table:table-cell office:value-type="string" calcext:value-type="string">
            <text:p><text:s/>6500K </text:p>
          </table:table-cell>
          <table:table-cell office:value-type="float" office:value="138" calcext:value-type="float">
            <text:p>138</text:p>
          </table:table-cell>
          <table:table-cell table:formula="of:=2000/[.C23]" office:value-type="float" office:value="0.505689001264222" calcext:value-type="float">
            <text:p>0.5</text:p>
          </table:table-cell>
          <table:table-cell table:formula="of:=7000/[.C23]" office:value-type="float" office:value="1.76991150442478" calcext:value-type="float">
            <text:p>1.8</text:p>
          </table:table-cell>
          <table:table-cell table:formula="of:=[.B23]*[.G23]" office:value-type="currency" office:currency="USD" office:value="3.3173198482933" calcext:value-type="currency">
            <text:p>$3.32</text:p>
          </table:table-cell>
          <table:table-cell table:formula="of:=[.B23]*[.H23]" office:value-type="currency" office:currency="USD" office:value="11.6106194690266" calcext:value-type="currency">
            <text:p>$11.61</text:p>
          </table:table-cell>
          <table:table-cell table:formula="of:=0.1/1000/[.$F23]*[.$C23]*[.G23]" office:value-type="currency" office:currency="USD" office:value="0.00144927536231884" calcext:value-type="currency">
            <text:p>$0.0014</text:p>
          </table:table-cell>
          <table:table-cell table:formula="of:=0.1/1000/[.$F23]*[.$C23]*[.H23]" office:value-type="currency" office:currency="USD" office:value="0.00507246376811594" calcext:value-type="currency">
            <text:p>$0.0051</text:p>
          </table:table-cell>
          <table:table-cell table:formula="of:=[.K23]*12*365" office:value-type="currency" office:currency="USD" office:value="6.34782608695652" calcext:value-type="currency">
            <text:p>$6.35</text:p>
          </table:table-cell>
          <table:table-cell table:formula="of:=[.L23]*12*365" office:value-type="currency" office:currency="USD" office:value="22.2173913043478" calcext:value-type="currency">
            <text:p>$22.22</text:p>
          </table:table-cell>
          <table:table-cell table:formula="of:=[.M23]+[.I23]" office:value-type="currency" office:currency="USD" office:value="9.66514593524982" calcext:value-type="currency">
            <text:p>$9.67</text:p>
          </table:table-cell>
          <table:table-cell table:formula="of:=[.N23]+[.J23]" office:value-type="currency" office:currency="USD" office:value="33.8280107733744" calcext:value-type="currency">
            <text:p>$33.83</text:p>
          </table:table-cell>
        </table:table-row>
        <table:table-row table:style-name="ro1">
          <table:table-cell office:value-type="string" calcext:value-type="string">
            <text:p><text:s/>[CMT1922-0000-000N0U0A50G] </text:p>
          </table:table-cell>
          <table:table-cell office:value-type="currency" office:currency="USD" office:value="6.6" calcext:value-type="currency">
            <text:p>$6.60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000K </text:p>
          </table:table-cell>
          <table:table-cell office:value-type="float" office:value="134" calcext:value-type="float">
            <text:p>134</text:p>
          </table:table-cell>
          <table:table-cell table:formula="of:=2000/[.C24]" office:value-type="float" office:value="0.729660707770887" calcext:value-type="float">
            <text:p>0.7</text:p>
          </table:table-cell>
          <table:table-cell table:formula="of:=7000/[.C24]" office:value-type="float" office:value="2.5538124771981" calcext:value-type="float">
            <text:p>2.6</text:p>
          </table:table-cell>
          <table:table-cell table:formula="of:=[.B24]*[.G24]" office:value-type="currency" office:currency="USD" office:value="4.81576067128785" calcext:value-type="currency">
            <text:p>$4.82</text:p>
          </table:table-cell>
          <table:table-cell table:formula="of:=[.B24]*[.H24]" office:value-type="currency" office:currency="USD" office:value="16.8551623495075" calcext:value-type="currency">
            <text:p>$16.86</text:p>
          </table:table-cell>
          <table:table-cell table:formula="of:=0.1/1000/[.$F24]*[.$C24]*[.G24]" office:value-type="currency" office:currency="USD" office:value="0.00149253731343284" calcext:value-type="currency">
            <text:p>$0.0015</text:p>
          </table:table-cell>
          <table:table-cell table:formula="of:=0.1/1000/[.$F24]*[.$C24]*[.H24]" office:value-type="currency" office:currency="USD" office:value="0.00522388059701493" calcext:value-type="currency">
            <text:p>$0.0052</text:p>
          </table:table-cell>
          <table:table-cell table:formula="of:=[.K24]*12*365" office:value-type="currency" office:currency="USD" office:value="6.53731343283582" calcext:value-type="currency">
            <text:p>$6.54</text:p>
          </table:table-cell>
          <table:table-cell table:formula="of:=[.L24]*12*365" office:value-type="currency" office:currency="USD" office:value="22.8805970149254" calcext:value-type="currency">
            <text:p>$22.88</text:p>
          </table:table-cell>
          <table:table-cell table:formula="of:=[.M24]+[.I24]" office:value-type="currency" office:currency="USD" office:value="11.3530741041237" calcext:value-type="currency">
            <text:p>$11.35</text:p>
          </table:table-cell>
          <table:table-cell table:formula="of:=[.N24]+[.J24]" office:value-type="currency" office:currency="USD" office:value="39.7357593644328" calcext:value-type="currency">
            <text:p>$39.74</text:p>
          </table:table-cell>
        </table:table-row>
        <table:table-row table:style-name="ro1">
          <table:table-cell office:value-type="string" calcext:value-type="string">
            <text:p><text:s/>[CMA1825-0000-000N0H0A30G] </text:p>
          </table:table-cell>
          <table:table-cell office:value-type="currency" office:currency="USD" office:value="6.9" calcext:value-type="currency">
            <text:p>$6.90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39" calcext:value-type="float">
            <text:p>139</text:p>
          </table:table-cell>
          <table:table-cell table:formula="of:=2000/[.C25]" office:value-type="float" office:value="0.593471810089021" calcext:value-type="float">
            <text:p>0.6</text:p>
          </table:table-cell>
          <table:table-cell table:formula="of:=7000/[.C25]" office:value-type="float" office:value="2.07715133531157" calcext:value-type="float">
            <text:p>2.1</text:p>
          </table:table-cell>
          <table:table-cell table:formula="of:=[.B25]*[.G25]" office:value-type="currency" office:currency="USD" office:value="4.09495548961424" calcext:value-type="currency">
            <text:p>$4.09</text:p>
          </table:table-cell>
          <table:table-cell table:formula="of:=[.B25]*[.H25]" office:value-type="currency" office:currency="USD" office:value="14.3323442136499" calcext:value-type="currency">
            <text:p>$14.33</text:p>
          </table:table-cell>
          <table:table-cell table:formula="of:=0.1/1000/[.$F25]*[.$C25]*[.G25]" office:value-type="currency" office:currency="USD" office:value="0.00143884892086331" calcext:value-type="currency">
            <text:p>$0.0014</text:p>
          </table:table-cell>
          <table:table-cell table:formula="of:=0.1/1000/[.$F25]*[.$C25]*[.H25]" office:value-type="currency" office:currency="USD" office:value="0.00503597122302158" calcext:value-type="currency">
            <text:p>$0.0050</text:p>
          </table:table-cell>
          <table:table-cell table:formula="of:=[.K25]*12*365" office:value-type="currency" office:currency="USD" office:value="6.3021582733813" calcext:value-type="currency">
            <text:p>$6.30</text:p>
          </table:table-cell>
          <table:table-cell table:formula="of:=[.L25]*12*365" office:value-type="currency" office:currency="USD" office:value="22.0575539568345" calcext:value-type="currency">
            <text:p>$22.06</text:p>
          </table:table-cell>
          <table:table-cell table:formula="of:=[.M25]+[.I25]" office:value-type="currency" office:currency="USD" office:value="10.3971137629955" calcext:value-type="currency">
            <text:p>$10.40</text:p>
          </table:table-cell>
          <table:table-cell table:formula="of:=[.N25]+[.J25]" office:value-type="currency" office:currency="USD" office:value="36.3898981704844" calcext:value-type="currency">
            <text:p>$36.39</text:p>
          </table:table-cell>
        </table:table-row>
        <table:table-row table:style-name="ro1">
          <table:table-cell office:value-type="string" calcext:value-type="string">
            <text:p><text:s/>[CMA1825-0000-000N0U0A57G] </text:p>
          </table:table-cell>
          <table:table-cell office:value-type="currency" office:currency="USD" office:value="7.04" calcext:value-type="currency">
            <text:p>$7.04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700K </text:p>
          </table:table-cell>
          <table:table-cell office:value-type="float" office:value="130" calcext:value-type="float">
            <text:p>130</text:p>
          </table:table-cell>
          <table:table-cell table:formula="of:=2000/[.C26]" office:value-type="float" office:value="0.634517766497462" calcext:value-type="float">
            <text:p>0.6</text:p>
          </table:table-cell>
          <table:table-cell table:formula="of:=7000/[.C26]" office:value-type="float" office:value="2.22081218274112" calcext:value-type="float">
            <text:p>2.2</text:p>
          </table:table-cell>
          <table:table-cell table:formula="of:=[.B26]*[.G26]" office:value-type="currency" office:currency="USD" office:value="4.46700507614213" calcext:value-type="currency">
            <text:p>$4.47</text:p>
          </table:table-cell>
          <table:table-cell table:formula="of:=[.B26]*[.H26]" office:value-type="currency" office:currency="USD" office:value="15.6345177664975" calcext:value-type="currency">
            <text:p>$15.63</text:p>
          </table:table-cell>
          <table:table-cell table:formula="of:=0.1/1000/[.$F26]*[.$C26]*[.G26]" office:value-type="currency" office:currency="USD" office:value="0.00153846153846154" calcext:value-type="currency">
            <text:p>$0.0015</text:p>
          </table:table-cell>
          <table:table-cell table:formula="of:=0.1/1000/[.$F26]*[.$C26]*[.H26]" office:value-type="currency" office:currency="USD" office:value="0.00538461538461539" calcext:value-type="currency">
            <text:p>$0.0054</text:p>
          </table:table-cell>
          <table:table-cell table:formula="of:=[.K26]*12*365" office:value-type="currency" office:currency="USD" office:value="6.73846153846154" calcext:value-type="currency">
            <text:p>$6.74</text:p>
          </table:table-cell>
          <table:table-cell table:formula="of:=[.L26]*12*365" office:value-type="currency" office:currency="USD" office:value="23.5846153846154" calcext:value-type="currency">
            <text:p>$23.58</text:p>
          </table:table-cell>
          <table:table-cell table:formula="of:=[.M26]+[.I26]" office:value-type="currency" office:currency="USD" office:value="11.2054666146037" calcext:value-type="currency">
            <text:p>$11.21</text:p>
          </table:table-cell>
          <table:table-cell table:formula="of:=[.N26]+[.J26]" office:value-type="currency" office:currency="USD" office:value="39.2191331511129" calcext:value-type="currency">
            <text:p>$39.22</text:p>
          </table:table-cell>
        </table:table-row>
        <table:table-row table:style-name="ro1">
          <table:table-cell office:value-type="string" calcext:value-type="string">
            <text:p><text:s/>[CMT1925-0000-000N0B0A57E] </text:p>
          </table:table-cell>
          <table:table-cell office:value-type="currency" office:currency="USD" office:value="7.2" calcext:value-type="currency">
            <text:p>$7.20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700K </text:p>
          </table:table-cell>
          <table:table-cell office:value-type="float" office:value="166" calcext:value-type="float">
            <text:p>166</text:p>
          </table:table-cell>
          <table:table-cell table:formula="of:=2000/[.C27]" office:value-type="float" office:value="0.502638853983413" calcext:value-type="float">
            <text:p>0.5</text:p>
          </table:table-cell>
          <table:table-cell table:formula="of:=7000/[.C27]" office:value-type="float" office:value="1.75923598894195" calcext:value-type="float">
            <text:p>1.8</text:p>
          </table:table-cell>
          <table:table-cell table:formula="of:=[.B27]*[.G27]" office:value-type="currency" office:currency="USD" office:value="3.61899974868057" calcext:value-type="currency">
            <text:p>$3.62</text:p>
          </table:table-cell>
          <table:table-cell table:formula="of:=[.B27]*[.H27]" office:value-type="currency" office:currency="USD" office:value="12.666499120382" calcext:value-type="currency">
            <text:p>$12.67</text:p>
          </table:table-cell>
          <table:table-cell table:formula="of:=0.1/1000/[.$F27]*[.$C27]*[.G27]" office:value-type="currency" office:currency="USD" office:value="0.00120481927710843" calcext:value-type="currency">
            <text:p>$0.0012</text:p>
          </table:table-cell>
          <table:table-cell table:formula="of:=0.1/1000/[.$F27]*[.$C27]*[.H27]" office:value-type="currency" office:currency="USD" office:value="0.00421686746987952" calcext:value-type="currency">
            <text:p>$0.0042</text:p>
          </table:table-cell>
          <table:table-cell table:formula="of:=[.K27]*12*365" office:value-type="currency" office:currency="USD" office:value="5.27710843373494" calcext:value-type="currency">
            <text:p>$5.28</text:p>
          </table:table-cell>
          <table:table-cell table:formula="of:=[.L27]*12*365" office:value-type="currency" office:currency="USD" office:value="18.4698795180723" calcext:value-type="currency">
            <text:p>$18.47</text:p>
          </table:table-cell>
          <table:table-cell table:formula="of:=[.M27]+[.I27]" office:value-type="currency" office:currency="USD" office:value="8.89610818241551" calcext:value-type="currency">
            <text:p>$8.90</text:p>
          </table:table-cell>
          <table:table-cell table:formula="of:=[.N27]+[.J27]" office:value-type="currency" office:currency="USD" office:value="31.1363786384543" calcext:value-type="currency">
            <text:p>$31.14</text:p>
          </table:table-cell>
        </table:table-row>
        <table:table-row table:style-name="ro1">
          <table:table-cell office:value-type="string" calcext:value-type="string">
            <text:p><text:s/>[CMT1922-0000-000N0H0A30G] </text:p>
          </table:table-cell>
          <table:table-cell office:value-type="currency" office:currency="USD" office:value="7.26" calcext:value-type="currency">
            <text:p>$7.26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42" calcext:value-type="float">
            <text:p>142</text:p>
          </table:table-cell>
          <table:table-cell table:formula="of:=2000/[.C28]" office:value-type="float" office:value="0.68259385665529" calcext:value-type="float">
            <text:p>0.7</text:p>
          </table:table-cell>
          <table:table-cell table:formula="of:=7000/[.C28]" office:value-type="float" office:value="2.38907849829352" calcext:value-type="float">
            <text:p>2.4</text:p>
          </table:table-cell>
          <table:table-cell table:formula="of:=[.B28]*[.G28]" office:value-type="currency" office:currency="USD" office:value="4.95563139931741" calcext:value-type="currency">
            <text:p>$4.96</text:p>
          </table:table-cell>
          <table:table-cell table:formula="of:=[.B28]*[.H28]" office:value-type="currency" office:currency="USD" office:value="17.3447098976109" calcext:value-type="currency">
            <text:p>$17.34</text:p>
          </table:table-cell>
          <table:table-cell table:formula="of:=0.1/1000/[.$F28]*[.$C28]*[.G28]" office:value-type="currency" office:currency="USD" office:value="0.00140845070422535" calcext:value-type="currency">
            <text:p>$0.0014</text:p>
          </table:table-cell>
          <table:table-cell table:formula="of:=0.1/1000/[.$F28]*[.$C28]*[.H28]" office:value-type="currency" office:currency="USD" office:value="0.00492957746478873" calcext:value-type="currency">
            <text:p>$0.0049</text:p>
          </table:table-cell>
          <table:table-cell table:formula="of:=[.K28]*12*365" office:value-type="currency" office:currency="USD" office:value="6.16901408450704" calcext:value-type="currency">
            <text:p>$6.17</text:p>
          </table:table-cell>
          <table:table-cell table:formula="of:=[.L28]*12*365" office:value-type="currency" office:currency="USD" office:value="21.5915492957746" calcext:value-type="currency">
            <text:p>$21.59</text:p>
          </table:table-cell>
          <table:table-cell table:formula="of:=[.M28]+[.I28]" office:value-type="currency" office:currency="USD" office:value="11.1246454838245" calcext:value-type="currency">
            <text:p>$11.12</text:p>
          </table:table-cell>
          <table:table-cell table:formula="of:=[.N28]+[.J28]" office:value-type="currency" office:currency="USD" office:value="38.9362591933856" calcext:value-type="currency">
            <text:p>$38.94</text:p>
          </table:table-cell>
        </table:table-row>
        <table:table-row table:style-name="ro1">
          <table:table-cell office:value-type="string" calcext:value-type="string">
            <text:p><text:s/>[CMT1925-0000-000N0H0A30G] </text:p>
          </table:table-cell>
          <table:table-cell office:value-type="currency" office:currency="USD" office:value="7.92" calcext:value-type="currency">
            <text:p>$7.92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41" calcext:value-type="float">
            <text:p>141</text:p>
          </table:table-cell>
          <table:table-cell table:formula="of:=2000/[.C29]" office:value-type="float" office:value="0.591715976331361" calcext:value-type="float">
            <text:p>0.6</text:p>
          </table:table-cell>
          <table:table-cell table:formula="of:=7000/[.C29]" office:value-type="float" office:value="2.07100591715976" calcext:value-type="float">
            <text:p>2.1</text:p>
          </table:table-cell>
          <table:table-cell table:formula="of:=[.B29]*[.G29]" office:value-type="currency" office:currency="USD" office:value="4.68639053254438" calcext:value-type="currency">
            <text:p>$4.69</text:p>
          </table:table-cell>
          <table:table-cell table:formula="of:=[.B29]*[.H29]" office:value-type="currency" office:currency="USD" office:value="16.4023668639053" calcext:value-type="currency">
            <text:p>$16.40</text:p>
          </table:table-cell>
          <table:table-cell table:formula="of:=0.1/1000/[.$F29]*[.$C29]*[.G29]" office:value-type="currency" office:currency="USD" office:value="0.00141843971631206" calcext:value-type="currency">
            <text:p>$0.0014</text:p>
          </table:table-cell>
          <table:table-cell table:formula="of:=0.1/1000/[.$F29]*[.$C29]*[.H29]" office:value-type="currency" office:currency="USD" office:value="0.0049645390070922" calcext:value-type="currency">
            <text:p>$0.0050</text:p>
          </table:table-cell>
          <table:table-cell table:formula="of:=[.K29]*12*365" office:value-type="currency" office:currency="USD" office:value="6.21276595744681" calcext:value-type="currency">
            <text:p>$6.21</text:p>
          </table:table-cell>
          <table:table-cell table:formula="of:=[.L29]*12*365" office:value-type="currency" office:currency="USD" office:value="21.7446808510638" calcext:value-type="currency">
            <text:p>$21.74</text:p>
          </table:table-cell>
          <table:table-cell table:formula="of:=[.M29]+[.I29]" office:value-type="currency" office:currency="USD" office:value="10.8991564899912" calcext:value-type="currency">
            <text:p>$10.90</text:p>
          </table:table-cell>
          <table:table-cell table:formula="of:=[.N29]+[.J29]" office:value-type="currency" office:currency="USD" office:value="38.1470477149691" calcext:value-type="currency">
            <text:p>$38.15</text:p>
          </table:table-cell>
        </table:table-row>
        <table:table-row table:style-name="ro1">
          <table:table-cell office:value-type="string" calcext:value-type="string">
            <text:p><text:s/>[CXA2540-0000-000N00W40E3] </text:p>
          </table:table-cell>
          <table:table-cell office:value-type="currency" office:currency="USD" office:value="8.06" calcext:value-type="currency">
            <text:p>$8.0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<text:s/>86.0 W </text:p>
          </table:table-cell>
          <table:table-cell office:value-type="string" calcext:value-type="string">
            <text:p><text:s/>5000K </text:p>
          </table:table-cell>
          <table:table-cell office:value-type="float" office:value="133" calcext:value-type="float">
            <text:p>133</text:p>
          </table:table-cell>
          <table:table-cell table:formula="of:=2000/[.C30]" office:value-type="float" office:value="0.382775119617225" calcext:value-type="float">
            <text:p>0.4</text:p>
          </table:table-cell>
          <table:table-cell table:formula="of:=7000/[.C30]" office:value-type="float" office:value="1.33971291866029" calcext:value-type="float">
            <text:p>1.3</text:p>
          </table:table-cell>
          <table:table-cell table:formula="of:=[.B30]*[.G30]" office:value-type="currency" office:currency="USD" office:value="3.08516746411483" calcext:value-type="currency">
            <text:p>$3.09</text:p>
          </table:table-cell>
          <table:table-cell table:formula="of:=[.B30]*[.H30]" office:value-type="currency" office:currency="USD" office:value="10.7980861244019" calcext:value-type="currency">
            <text:p>$10.80</text:p>
          </table:table-cell>
          <table:table-cell table:formula="of:=0.1/1000/[.$F30]*[.$C30]*[.G30]" office:value-type="currency" office:currency="USD" office:value="0.00150375939849624" calcext:value-type="currency">
            <text:p>$0.0015</text:p>
          </table:table-cell>
          <table:table-cell table:formula="of:=0.1/1000/[.$F30]*[.$C30]*[.H30]" office:value-type="currency" office:currency="USD" office:value="0.00526315789473684" calcext:value-type="currency">
            <text:p>$0.0053</text:p>
          </table:table-cell>
          <table:table-cell table:formula="of:=[.K30]*12*365" office:value-type="currency" office:currency="USD" office:value="6.58646616541353" calcext:value-type="currency">
            <text:p>$6.59</text:p>
          </table:table-cell>
          <table:table-cell table:formula="of:=[.L30]*12*365" office:value-type="currency" office:currency="USD" office:value="23.0526315789474" calcext:value-type="currency">
            <text:p>$23.05</text:p>
          </table:table-cell>
          <table:table-cell table:formula="of:=[.M30]+[.I30]" office:value-type="currency" office:currency="USD" office:value="9.67163362952837" calcext:value-type="currency">
            <text:p>$9.67</text:p>
          </table:table-cell>
          <table:table-cell table:formula="of:=[.N30]+[.J30]" office:value-type="currency" office:currency="USD" office:value="33.8507177033493" calcext:value-type="currency">
            <text:p>$33.85</text:p>
          </table:table-cell>
        </table:table-row>
        <table:table-row table:style-name="ro1">
          <table:table-cell office:value-type="string" calcext:value-type="string">
            <text:p><text:s/>[CMT1930-0000-000N0H0A30G] </text:p>
          </table:table-cell>
          <table:table-cell office:value-type="currency" office:currency="USD" office:value="8.8" calcext:value-type="currency">
            <text:p>$8.80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42" calcext:value-type="float">
            <text:p>142</text:p>
          </table:table-cell>
          <table:table-cell table:formula="of:=2000/[.C31]" office:value-type="float" office:value="0.510204081632653" calcext:value-type="float">
            <text:p>0.5</text:p>
          </table:table-cell>
          <table:table-cell table:formula="of:=7000/[.C31]" office:value-type="float" office:value="1.78571428571429" calcext:value-type="float">
            <text:p>1.8</text:p>
          </table:table-cell>
          <table:table-cell table:formula="of:=[.B31]*[.G31]" office:value-type="currency" office:currency="USD" office:value="4.48979591836735" calcext:value-type="currency">
            <text:p>$4.49</text:p>
          </table:table-cell>
          <table:table-cell table:formula="of:=[.B31]*[.H31]" office:value-type="currency" office:currency="USD" office:value="15.7142857142857" calcext:value-type="currency">
            <text:p>$15.71</text:p>
          </table:table-cell>
          <table:table-cell table:formula="of:=0.1/1000/[.$F31]*[.$C31]*[.G31]" office:value-type="currency" office:currency="USD" office:value="0.00140845070422535" calcext:value-type="currency">
            <text:p>$0.0014</text:p>
          </table:table-cell>
          <table:table-cell table:formula="of:=0.1/1000/[.$F31]*[.$C31]*[.H31]" office:value-type="currency" office:currency="USD" office:value="0.00492957746478873" calcext:value-type="currency">
            <text:p>$0.0049</text:p>
          </table:table-cell>
          <table:table-cell table:formula="of:=[.K31]*12*365" office:value-type="currency" office:currency="USD" office:value="6.16901408450704" calcext:value-type="currency">
            <text:p>$6.17</text:p>
          </table:table-cell>
          <table:table-cell table:formula="of:=[.L31]*12*365" office:value-type="currency" office:currency="USD" office:value="21.5915492957746" calcext:value-type="currency">
            <text:p>$21.59</text:p>
          </table:table-cell>
          <table:table-cell table:formula="of:=[.M31]+[.I31]" office:value-type="currency" office:currency="USD" office:value="10.6588100028744" calcext:value-type="currency">
            <text:p>$10.66</text:p>
          </table:table-cell>
          <table:table-cell table:formula="of:=[.N31]+[.J31]" office:value-type="currency" office:currency="USD" office:value="37.3058350100604" calcext:value-type="currency">
            <text:p>$37.31</text:p>
          </table:table-cell>
        </table:table-row>
        <table:table-row table:style-name="ro1">
          <table:table-cell office:value-type="string" calcext:value-type="string">
            <text:p><text:s/>[CMA1840-0000-000N0U0A50G] </text:p>
          </table:table-cell>
          <table:table-cell office:value-type="currency" office:currency="USD" office:value="9" calcext:value-type="currency">
            <text:p>$9.00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000K </text:p>
          </table:table-cell>
          <table:table-cell office:value-type="float" office:value="130" calcext:value-type="float">
            <text:p>130</text:p>
          </table:table-cell>
          <table:table-cell table:formula="of:=2000/[.C32]" office:value-type="float" office:value="0.403469840629413" calcext:value-type="float">
            <text:p>0.4</text:p>
          </table:table-cell>
          <table:table-cell table:formula="of:=7000/[.C32]" office:value-type="float" office:value="1.41214444220295" calcext:value-type="float">
            <text:p>1.4</text:p>
          </table:table-cell>
          <table:table-cell table:formula="of:=[.B32]*[.G32]" office:value-type="currency" office:currency="USD" office:value="3.63122856566472" calcext:value-type="currency">
            <text:p>$3.63</text:p>
          </table:table-cell>
          <table:table-cell table:formula="of:=[.B32]*[.H32]" office:value-type="currency" office:currency="USD" office:value="12.7092999798265" calcext:value-type="currency">
            <text:p>$12.71</text:p>
          </table:table-cell>
          <table:table-cell table:formula="of:=0.1/1000/[.$F32]*[.$C32]*[.G32]" office:value-type="currency" office:currency="USD" office:value="0.00153846153846154" calcext:value-type="currency">
            <text:p>$0.0015</text:p>
          </table:table-cell>
          <table:table-cell table:formula="of:=0.1/1000/[.$F32]*[.$C32]*[.H32]" office:value-type="currency" office:currency="USD" office:value="0.00538461538461539" calcext:value-type="currency">
            <text:p>$0.0054</text:p>
          </table:table-cell>
          <table:table-cell table:formula="of:=[.K32]*12*365" office:value-type="currency" office:currency="USD" office:value="6.73846153846154" calcext:value-type="currency">
            <text:p>$6.74</text:p>
          </table:table-cell>
          <table:table-cell table:formula="of:=[.L32]*12*365" office:value-type="currency" office:currency="USD" office:value="23.5846153846154" calcext:value-type="currency">
            <text:p>$23.58</text:p>
          </table:table-cell>
          <table:table-cell table:formula="of:=[.M32]+[.I32]" office:value-type="currency" office:currency="USD" office:value="10.3696901041263" calcext:value-type="currency">
            <text:p>$10.37</text:p>
          </table:table-cell>
          <table:table-cell table:formula="of:=[.N32]+[.J32]" office:value-type="currency" office:currency="USD" office:value="36.2939153644419" calcext:value-type="currency">
            <text:p>$36.29</text:p>
          </table:table-cell>
        </table:table-row>
        <table:table-row table:style-name="ro1">
          <table:table-cell office:value-type="string" calcext:value-type="string">
            <text:p><text:s/>[CMA1840-0000-000N0H0A30G] </text:p>
          </table:table-cell>
          <table:table-cell office:value-type="currency" office:currency="USD" office:value="9.46" calcext:value-type="currency">
            <text:p>$9.46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39" calcext:value-type="float">
            <text:p>139</text:p>
          </table:table-cell>
          <table:table-cell table:formula="of:=2000/[.C33]" office:value-type="float" office:value="0.377358490566038" calcext:value-type="float">
            <text:p>0.4</text:p>
          </table:table-cell>
          <table:table-cell table:formula="of:=7000/[.C33]" office:value-type="float" office:value="1.32075471698113" calcext:value-type="float">
            <text:p>1.3</text:p>
          </table:table-cell>
          <table:table-cell table:formula="of:=[.B33]*[.G33]" office:value-type="currency" office:currency="USD" office:value="3.56981132075472" calcext:value-type="currency">
            <text:p>$3.57</text:p>
          </table:table-cell>
          <table:table-cell table:formula="of:=[.B33]*[.H33]" office:value-type="currency" office:currency="USD" office:value="12.4943396226415" calcext:value-type="currency">
            <text:p>$12.49</text:p>
          </table:table-cell>
          <table:table-cell table:formula="of:=0.1/1000/[.$F33]*[.$C33]*[.G33]" office:value-type="currency" office:currency="USD" office:value="0.00143884892086331" calcext:value-type="currency">
            <text:p>$0.0014</text:p>
          </table:table-cell>
          <table:table-cell table:formula="of:=0.1/1000/[.$F33]*[.$C33]*[.H33]" office:value-type="currency" office:currency="USD" office:value="0.00503597122302158" calcext:value-type="currency">
            <text:p>$0.0050</text:p>
          </table:table-cell>
          <table:table-cell table:formula="of:=[.K33]*12*365" office:value-type="currency" office:currency="USD" office:value="6.3021582733813" calcext:value-type="currency">
            <text:p>$6.30</text:p>
          </table:table-cell>
          <table:table-cell table:formula="of:=[.L33]*12*365" office:value-type="currency" office:currency="USD" office:value="22.0575539568345" calcext:value-type="currency">
            <text:p>$22.06</text:p>
          </table:table-cell>
          <table:table-cell table:formula="of:=[.M33]+[.I33]" office:value-type="currency" office:currency="USD" office:value="9.87196959413601" calcext:value-type="currency">
            <text:p>$9.87</text:p>
          </table:table-cell>
          <table:table-cell table:formula="of:=[.N33]+[.J33]" office:value-type="currency" office:currency="USD" office:value="34.551893579476" calcext:value-type="currency">
            <text:p>$34.55</text:p>
          </table:table-cell>
        </table:table-row>
        <table:table-row table:style-name="ro1">
          <table:table-cell office:value-type="string" calcext:value-type="string">
            <text:p><text:s/>[CMA1840-0000-000N0B0A65E] </text:p>
          </table:table-cell>
          <table:table-cell office:value-type="currency" office:currency="USD" office:value="9.46" calcext:value-type="currency">
            <text:p>$9.46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6500K </text:p>
          </table:table-cell>
          <table:table-cell office:value-type="float" office:value="160" calcext:value-type="float">
            <text:p>160</text:p>
          </table:table-cell>
          <table:table-cell table:formula="of:=2000/[.C34]" office:value-type="float" office:value="0.327118089630357" calcext:value-type="float">
            <text:p>0.3</text:p>
          </table:table-cell>
          <table:table-cell table:formula="of:=7000/[.C34]" office:value-type="float" office:value="1.14491331370625" calcext:value-type="float">
            <text:p>1.1</text:p>
          </table:table-cell>
          <table:table-cell table:formula="of:=[.B34]*[.G34]" office:value-type="currency" office:currency="USD" office:value="3.09453712790317" calcext:value-type="currency">
            <text:p>$3.09</text:p>
          </table:table-cell>
          <table:table-cell table:formula="of:=[.B34]*[.H34]" office:value-type="currency" office:currency="USD" office:value="10.8308799476611" calcext:value-type="currency">
            <text:p>$10.83</text:p>
          </table:table-cell>
          <table:table-cell table:formula="of:=0.1/1000/[.$F34]*[.$C34]*[.G34]" office:value-type="currency" office:currency="USD" office:value="0.00125" calcext:value-type="currency">
            <text:p>$0.0013</text:p>
          </table:table-cell>
          <table:table-cell table:formula="of:=0.1/1000/[.$F34]*[.$C34]*[.H34]" office:value-type="currency" office:currency="USD" office:value="0.004375" calcext:value-type="currency">
            <text:p>$0.0044</text:p>
          </table:table-cell>
          <table:table-cell table:formula="of:=[.K34]*12*365" office:value-type="currency" office:currency="USD" office:value="5.475" calcext:value-type="currency">
            <text:p>$5.48</text:p>
          </table:table-cell>
          <table:table-cell table:formula="of:=[.L34]*12*365" office:value-type="currency" office:currency="USD" office:value="19.1625" calcext:value-type="currency">
            <text:p>$19.16</text:p>
          </table:table-cell>
          <table:table-cell table:formula="of:=[.M34]+[.I34]" office:value-type="currency" office:currency="USD" office:value="8.56953712790317" calcext:value-type="currency">
            <text:p>$8.57</text:p>
          </table:table-cell>
          <table:table-cell table:formula="of:=[.N34]+[.J34]" office:value-type="currency" office:currency="USD" office:value="29.9933799476611" calcext:value-type="currency">
            <text:p>$29.99</text:p>
          </table:table-cell>
        </table:table-row>
        <table:table-row table:style-name="ro1">
          <table:table-cell office:value-type="string" calcext:value-type="string">
            <text:p><text:s/>[CMA1840-0000-000N0B0A57E] </text:p>
          </table:table-cell>
          <table:table-cell office:value-type="currency" office:currency="USD" office:value="9.46" calcext:value-type="currency">
            <text:p>$9.46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700K </text:p>
          </table:table-cell>
          <table:table-cell office:value-type="float" office:value="163" calcext:value-type="float">
            <text:p>163</text:p>
          </table:table-cell>
          <table:table-cell table:formula="of:=2000/[.C35]" office:value-type="float" office:value="0.320615581917281" calcext:value-type="float">
            <text:p>0.3</text:p>
          </table:table-cell>
          <table:table-cell table:formula="of:=7000/[.C35]" office:value-type="float" office:value="1.12215453671048" calcext:value-type="float">
            <text:p>1.1</text:p>
          </table:table-cell>
          <table:table-cell table:formula="of:=[.B35]*[.G35]" office:value-type="currency" office:currency="USD" office:value="3.03302340493748" calcext:value-type="currency">
            <text:p>$3.03</text:p>
          </table:table-cell>
          <table:table-cell table:formula="of:=[.B35]*[.H35]" office:value-type="currency" office:currency="USD" office:value="10.6155819172812" calcext:value-type="currency">
            <text:p>$10.62</text:p>
          </table:table-cell>
          <table:table-cell table:formula="of:=0.1/1000/[.$F35]*[.$C35]*[.G35]" office:value-type="currency" office:currency="USD" office:value="0.00122699386503067" calcext:value-type="currency">
            <text:p>$0.0012</text:p>
          </table:table-cell>
          <table:table-cell table:formula="of:=0.1/1000/[.$F35]*[.$C35]*[.H35]" office:value-type="currency" office:currency="USD" office:value="0.00429447852760736" calcext:value-type="currency">
            <text:p>$0.0043</text:p>
          </table:table-cell>
          <table:table-cell table:formula="of:=[.K35]*12*365" office:value-type="currency" office:currency="USD" office:value="5.37423312883436" calcext:value-type="currency">
            <text:p>$5.37</text:p>
          </table:table-cell>
          <table:table-cell table:formula="of:=[.L35]*12*365" office:value-type="currency" office:currency="USD" office:value="18.8098159509202" calcext:value-type="currency">
            <text:p>$18.81</text:p>
          </table:table-cell>
          <table:table-cell table:formula="of:=[.M35]+[.I35]" office:value-type="currency" office:currency="USD" office:value="8.40725653377184" calcext:value-type="currency">
            <text:p>$8.41</text:p>
          </table:table-cell>
          <table:table-cell table:formula="of:=[.N35]+[.J35]" office:value-type="currency" office:currency="USD" office:value="29.4253978682014" calcext:value-type="currency">
            <text:p>$29.43</text:p>
          </table:table-cell>
        </table:table-row>
        <table:table-row table:style-name="ro1">
          <table:table-cell office:value-type="string" calcext:value-type="string">
            <text:p><text:s/>[L2C5-30801208F1500] <text:s text:c="6"/></text:p>
          </table:table-cell>
          <table:table-cell office:value-type="currency" office:currency="USD" office:value="9.69" calcext:value-type="currency">
            <text:p>$9.69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51" calcext:value-type="float">
            <text:p>151</text:p>
          </table:table-cell>
          <table:table-cell table:formula="of:=2000/[.C36]" office:value-type="float" office:value="0.423998304006784" calcext:value-type="float">
            <text:p>0.4</text:p>
          </table:table-cell>
          <table:table-cell table:formula="of:=7000/[.C36]" office:value-type="float" office:value="1.48399406402374" calcext:value-type="float">
            <text:p>1.5</text:p>
          </table:table-cell>
          <table:table-cell table:formula="of:=[.B36]*[.G36]" office:value-type="currency" office:currency="USD" office:value="4.10854356582574" calcext:value-type="currency">
            <text:p>$4.11</text:p>
          </table:table-cell>
          <table:table-cell table:formula="of:=[.B36]*[.H36]" office:value-type="currency" office:currency="USD" office:value="14.3799024803901" calcext:value-type="currency">
            <text:p>$14.38</text:p>
          </table:table-cell>
          <table:table-cell table:formula="of:=0.1/1000/[.$F36]*[.$C36]*[.G36]" office:value-type="currency" office:currency="USD" office:value="0.00132450331125828" calcext:value-type="currency">
            <text:p>$0.0013</text:p>
          </table:table-cell>
          <table:table-cell table:formula="of:=0.1/1000/[.$F36]*[.$C36]*[.H36]" office:value-type="currency" office:currency="USD" office:value="0.00463576158940397" calcext:value-type="currency">
            <text:p>$0.0046</text:p>
          </table:table-cell>
          <table:table-cell table:formula="of:=[.K36]*12*365" office:value-type="currency" office:currency="USD" office:value="5.80132450331126" calcext:value-type="currency">
            <text:p>$5.80</text:p>
          </table:table-cell>
          <table:table-cell table:formula="of:=[.L36]*12*365" office:value-type="currency" office:currency="USD" office:value="20.3046357615894" calcext:value-type="currency">
            <text:p>$20.30</text:p>
          </table:table-cell>
          <table:table-cell table:formula="of:=[.M36]+[.I36]" office:value-type="currency" office:currency="USD" office:value="9.90986806913699" calcext:value-type="currency">
            <text:p>$9.91</text:p>
          </table:table-cell>
          <table:table-cell table:formula="of:=[.N36]+[.J36]" office:value-type="currency" office:currency="USD" office:value="34.6845382419795" calcext:value-type="currency">
            <text:p>$34.68</text:p>
          </table:table-cell>
        </table:table-row>
        <table:table-row table:style-name="ro1">
          <table:table-cell office:value-type="string" calcext:value-type="string">
            <text:p><text:s/>[CMT1945-0000-000N0H0A30G] </text:p>
          </table:table-cell>
          <table:table-cell office:value-type="currency" office:currency="USD" office:value="10.56" calcext:value-type="currency">
            <text:p>$10.56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37" calcext:value-type="float">
            <text:p>137</text:p>
          </table:table-cell>
          <table:table-cell table:formula="of:=2000/[.C37]" office:value-type="float" office:value="0.350262697022767" calcext:value-type="float">
            <text:p>0.4</text:p>
          </table:table-cell>
          <table:table-cell table:formula="of:=7000/[.C37]" office:value-type="float" office:value="1.22591943957968" calcext:value-type="float">
            <text:p>1.2</text:p>
          </table:table-cell>
          <table:table-cell table:formula="of:=[.B37]*[.G37]" office:value-type="currency" office:currency="USD" office:value="3.69877408056042" calcext:value-type="currency">
            <text:p>$3.70</text:p>
          </table:table-cell>
          <table:table-cell table:formula="of:=[.B37]*[.H37]" office:value-type="currency" office:currency="USD" office:value="12.9457092819615" calcext:value-type="currency">
            <text:p>$12.95</text:p>
          </table:table-cell>
          <table:table-cell table:formula="of:=0.1/1000/[.$F37]*[.$C37]*[.G37]" office:value-type="currency" office:currency="USD" office:value="0.00145985401459854" calcext:value-type="currency">
            <text:p>$0.0015</text:p>
          </table:table-cell>
          <table:table-cell table:formula="of:=0.1/1000/[.$F37]*[.$C37]*[.H37]" office:value-type="currency" office:currency="USD" office:value="0.00510948905109489" calcext:value-type="currency">
            <text:p>$0.0051</text:p>
          </table:table-cell>
          <table:table-cell table:formula="of:=[.K37]*12*365" office:value-type="currency" office:currency="USD" office:value="6.39416058394161" calcext:value-type="currency">
            <text:p>$6.39</text:p>
          </table:table-cell>
          <table:table-cell table:formula="of:=[.L37]*12*365" office:value-type="currency" office:currency="USD" office:value="22.3795620437956" calcext:value-type="currency">
            <text:p>$22.38</text:p>
          </table:table-cell>
          <table:table-cell table:formula="of:=[.M37]+[.I37]" office:value-type="currency" office:currency="USD" office:value="10.092934664502" calcext:value-type="currency">
            <text:p>$10.09</text:p>
          </table:table-cell>
          <table:table-cell table:formula="of:=[.N37]+[.J37]" office:value-type="currency" office:currency="USD" office:value="35.3252713257571" calcext:value-type="currency">
            <text:p>$35.33</text:p>
          </table:table-cell>
        </table:table-row>
        <table:table-row table:style-name="ro1">
          <table:table-cell office:value-type="string" calcext:value-type="string">
            <text:p><text:s/>[L2C5-30801211F1900] <text:s text:c="6"/></text:p>
          </table:table-cell>
          <table:table-cell office:value-type="currency" office:currency="USD" office:value="13.95" calcext:value-type="currency">
            <text:p>$13.95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51" calcext:value-type="float">
            <text:p>151</text:p>
          </table:table-cell>
          <table:table-cell table:formula="of:=2000/[.C38]" office:value-type="float" office:value="0.317208564631245" calcext:value-type="float">
            <text:p>0.3</text:p>
          </table:table-cell>
          <table:table-cell table:formula="of:=7000/[.C38]" office:value-type="float" office:value="1.11022997620936" calcext:value-type="float">
            <text:p>1.1</text:p>
          </table:table-cell>
          <table:table-cell table:formula="of:=[.B38]*[.G38]" office:value-type="currency" office:currency="USD" office:value="4.42505947660587" calcext:value-type="currency">
            <text:p>$4.43</text:p>
          </table:table-cell>
          <table:table-cell table:formula="of:=[.B38]*[.H38]" office:value-type="currency" office:currency="USD" office:value="15.4877081681205" calcext:value-type="currency">
            <text:p>$15.49</text:p>
          </table:table-cell>
          <table:table-cell table:formula="of:=0.1/1000/[.$F38]*[.$C38]*[.G38]" office:value-type="currency" office:currency="USD" office:value="0.00132450331125828" calcext:value-type="currency">
            <text:p>$0.0013</text:p>
          </table:table-cell>
          <table:table-cell table:formula="of:=0.1/1000/[.$F38]*[.$C38]*[.H38]" office:value-type="currency" office:currency="USD" office:value="0.00463576158940397" calcext:value-type="currency">
            <text:p>$0.0046</text:p>
          </table:table-cell>
          <table:table-cell table:formula="of:=[.K38]*12*365" office:value-type="currency" office:currency="USD" office:value="5.80132450331126" calcext:value-type="currency">
            <text:p>$5.80</text:p>
          </table:table-cell>
          <table:table-cell table:formula="of:=[.L38]*12*365" office:value-type="currency" office:currency="USD" office:value="20.3046357615894" calcext:value-type="currency">
            <text:p>$20.30</text:p>
          </table:table-cell>
          <table:table-cell table:formula="of:=[.M38]+[.I38]" office:value-type="currency" office:currency="USD" office:value="10.2263839799171" calcext:value-type="currency">
            <text:p>$10.23</text:p>
          </table:table-cell>
          <table:table-cell table:formula="of:=[.N38]+[.J38]" office:value-type="currency" office:currency="USD" office:value="35.7923439297099" calcext:value-type="currency">
            <text:p>$35.79</text:p>
          </table:table-cell>
        </table:table-row>
        <table:table-row table:style-name="ro1">
          <table:table-cell office:value-type="string" calcext:value-type="string">
            <text:p><text:s/>[CMA2550-0000-000N0H0A30G] 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44" calcext:value-type="float">
            <text:p>144</text:p>
          </table:table-cell>
          <table:table-cell table:formula="of:=2000/[.C39]" office:value-type="float" office:value="0.291970802919708" calcext:value-type="float">
            <text:p>0.3</text:p>
          </table:table-cell>
          <table:table-cell table:formula="of:=7000/[.C39]" office:value-type="float" office:value="1.02189781021898" calcext:value-type="float">
            <text:p>1.0</text:p>
          </table:table-cell>
          <table:table-cell table:formula="of:=[.B39]*[.G39]" office:value-type="currency" office:currency="USD" office:value="4.37956204379562" calcext:value-type="currency">
            <text:p>$4.38</text:p>
          </table:table-cell>
          <table:table-cell table:formula="of:=[.B39]*[.H39]" office:value-type="currency" office:currency="USD" office:value="15.3284671532847" calcext:value-type="currency">
            <text:p>$15.33</text:p>
          </table:table-cell>
          <table:table-cell table:formula="of:=0.1/1000/[.$F39]*[.$C39]*[.G39]" office:value-type="currency" office:currency="USD" office:value="0.00138888888888889" calcext:value-type="currency">
            <text:p>$0.0014</text:p>
          </table:table-cell>
          <table:table-cell table:formula="of:=0.1/1000/[.$F39]*[.$C39]*[.H39]" office:value-type="currency" office:currency="USD" office:value="0.00486111111111111" calcext:value-type="currency">
            <text:p>$0.0049</text:p>
          </table:table-cell>
          <table:table-cell table:formula="of:=[.K39]*12*365" office:value-type="currency" office:currency="USD" office:value="6.08333333333333" calcext:value-type="currency">
            <text:p>$6.08</text:p>
          </table:table-cell>
          <table:table-cell table:formula="of:=[.L39]*12*365" office:value-type="currency" office:currency="USD" office:value="21.2916666666667" calcext:value-type="currency">
            <text:p>$21.29</text:p>
          </table:table-cell>
          <table:table-cell table:formula="of:=[.M39]+[.I39]" office:value-type="currency" office:currency="USD" office:value="10.462895377129" calcext:value-type="currency">
            <text:p>$10.46</text:p>
          </table:table-cell>
          <table:table-cell table:formula="of:=[.N39]+[.J39]" office:value-type="currency" office:currency="USD" office:value="36.6201338199513" calcext:value-type="currency">
            <text:p>$36.62</text:p>
          </table:table-cell>
        </table:table-row>
        <table:table-row table:style-name="ro1">
          <table:table-cell office:value-type="string" calcext:value-type="string">
            <text:p><text:s/>[CMT2850-0000-000N0B0A50E] </text:p>
          </table:table-cell>
          <table:table-cell office:value-type="currency" office:currency="USD" office:value="17.6" calcext:value-type="currency">
            <text:p>$17.60</text:p>
          </table:table-cell>
          <table:table-cell office:value-type="float" office:value="8058" calcext:value-type="float">
            <text:p>8058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000K </text:p>
          </table:table-cell>
          <table:table-cell office:value-type="float" office:value="170" calcext:value-type="float">
            <text:p>170</text:p>
          </table:table-cell>
          <table:table-cell table:formula="of:=2000/[.C40]" office:value-type="float" office:value="0.248200546041201" calcext:value-type="float">
            <text:p>0.2</text:p>
          </table:table-cell>
          <table:table-cell table:formula="of:=7000/[.C40]" office:value-type="float" office:value="0.868701911144204" calcext:value-type="float">
            <text:p>0.9</text:p>
          </table:table-cell>
          <table:table-cell table:formula="of:=[.B40]*[.G40]" office:value-type="currency" office:currency="USD" office:value="4.36832961032514" calcext:value-type="currency">
            <text:p>$4.37</text:p>
          </table:table-cell>
          <table:table-cell table:formula="of:=[.B40]*[.H40]" office:value-type="currency" office:currency="USD" office:value="15.289153636138" calcext:value-type="currency">
            <text:p>$15.29</text:p>
          </table:table-cell>
          <table:table-cell table:formula="of:=0.1/1000/[.$F40]*[.$C40]*[.G40]" office:value-type="currency" office:currency="USD" office:value="0.00117647058823529" calcext:value-type="currency">
            <text:p>$0.0012</text:p>
          </table:table-cell>
          <table:table-cell table:formula="of:=0.1/1000/[.$F40]*[.$C40]*[.H40]" office:value-type="currency" office:currency="USD" office:value="0.00411764705882353" calcext:value-type="currency">
            <text:p>$0.0041</text:p>
          </table:table-cell>
          <table:table-cell table:formula="of:=[.K40]*12*365" office:value-type="currency" office:currency="USD" office:value="5.15294117647059" calcext:value-type="currency">
            <text:p>$5.15</text:p>
          </table:table-cell>
          <table:table-cell table:formula="of:=[.L40]*12*365" office:value-type="currency" office:currency="USD" office:value="18.0352941176471" calcext:value-type="currency">
            <text:p>$18.04</text:p>
          </table:table-cell>
          <table:table-cell table:formula="of:=[.M40]+[.I40]" office:value-type="currency" office:currency="USD" office:value="9.52127078679573" calcext:value-type="currency">
            <text:p>$9.52</text:p>
          </table:table-cell>
          <table:table-cell table:formula="of:=[.N40]+[.J40]" office:value-type="currency" office:currency="USD" office:value="33.3244477537851" calcext:value-type="currency">
            <text:p>$33.32</text:p>
          </table:table-cell>
        </table:table-row>
        <table:table-row table:style-name="ro1">
          <table:table-cell office:value-type="string" calcext:value-type="string">
            <text:p><text:s/>[CMT2850-0000-000N0H0A30G] </text:p>
          </table:table-cell>
          <table:table-cell office:value-type="currency" office:currency="USD" office:value="17.6" calcext:value-type="currency">
            <text:p>$17.60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48" calcext:value-type="float">
            <text:p>148</text:p>
          </table:table-cell>
          <table:table-cell table:formula="of:=2000/[.C41]" office:value-type="float" office:value="0.283687943262411" calcext:value-type="float">
            <text:p>0.3</text:p>
          </table:table-cell>
          <table:table-cell table:formula="of:=7000/[.C41]" office:value-type="float" office:value="0.99290780141844" calcext:value-type="float">
            <text:p>1.0</text:p>
          </table:table-cell>
          <table:table-cell table:formula="of:=[.B41]*[.G41]" office:value-type="currency" office:currency="USD" office:value="4.99290780141844" calcext:value-type="currency">
            <text:p>$4.99</text:p>
          </table:table-cell>
          <table:table-cell table:formula="of:=[.B41]*[.H41]" office:value-type="currency" office:currency="USD" office:value="17.4751773049645" calcext:value-type="currency">
            <text:p>$17.48</text:p>
          </table:table-cell>
          <table:table-cell table:formula="of:=0.1/1000/[.$F41]*[.$C41]*[.G41]" office:value-type="currency" office:currency="USD" office:value="0.00135135135135135" calcext:value-type="currency">
            <text:p>$0.0014</text:p>
          </table:table-cell>
          <table:table-cell table:formula="of:=0.1/1000/[.$F41]*[.$C41]*[.H41]" office:value-type="currency" office:currency="USD" office:value="0.00472972972972973" calcext:value-type="currency">
            <text:p>$0.0047</text:p>
          </table:table-cell>
          <table:table-cell table:formula="of:=[.K41]*12*365" office:value-type="currency" office:currency="USD" office:value="5.91891891891892" calcext:value-type="currency">
            <text:p>$5.92</text:p>
          </table:table-cell>
          <table:table-cell table:formula="of:=[.L41]*12*365" office:value-type="currency" office:currency="USD" office:value="20.7162162162162" calcext:value-type="currency">
            <text:p>$20.72</text:p>
          </table:table-cell>
          <table:table-cell table:formula="of:=[.M41]+[.I41]" office:value-type="currency" office:currency="USD" office:value="10.9118267203374" calcext:value-type="currency">
            <text:p>$10.91</text:p>
          </table:table-cell>
          <table:table-cell table:formula="of:=[.N41]+[.J41]" office:value-type="currency" office:currency="USD" office:value="38.1913935211808" calcext:value-type="currency">
            <text:p>$38.19</text:p>
          </table:table-cell>
        </table:table-row>
        <table:table-row table:style-name="ro1">
          <table:table-cell office:value-type="string" calcext:value-type="string">
            <text:p><text:s/>[CMT2870-0000-000P0B0A50E] </text:p>
          </table:table-cell>
          <table:table-cell office:value-type="currency" office:currency="USD" office:value="24.2" calcext:value-type="currency">
            <text:p>$24.20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000K </text:p>
          </table:table-cell>
          <table:table-cell office:value-type="float" office:value="163" calcext:value-type="float">
            <text:p>163</text:p>
          </table:table-cell>
          <table:table-cell table:formula="of:=2000/[.C42]" office:value-type="float" office:value="0.185168039996297" calcext:value-type="float">
            <text:p>0.2</text:p>
          </table:table-cell>
          <table:table-cell table:formula="of:=7000/[.C42]" office:value-type="float" office:value="0.648088139987038" calcext:value-type="float">
            <text:p>0.6</text:p>
          </table:table-cell>
          <table:table-cell table:formula="of:=[.B42]*[.G42]" office:value-type="currency" office:currency="USD" office:value="4.48106656791038" calcext:value-type="currency">
            <text:p>$4.48</text:p>
          </table:table-cell>
          <table:table-cell table:formula="of:=[.B42]*[.H42]" office:value-type="currency" office:currency="USD" office:value="15.6837329876863" calcext:value-type="currency">
            <text:p>$15.68</text:p>
          </table:table-cell>
          <table:table-cell table:formula="of:=0.1/1000/[.$F42]*[.$C42]*[.G42]" office:value-type="currency" office:currency="USD" office:value="0.00122699386503067" calcext:value-type="currency">
            <text:p>$0.0012</text:p>
          </table:table-cell>
          <table:table-cell table:formula="of:=0.1/1000/[.$F42]*[.$C42]*[.H42]" office:value-type="currency" office:currency="USD" office:value="0.00429447852760736" calcext:value-type="currency">
            <text:p>$0.0043</text:p>
          </table:table-cell>
          <table:table-cell table:formula="of:=[.K42]*12*365" office:value-type="currency" office:currency="USD" office:value="5.37423312883436" calcext:value-type="currency">
            <text:p>$5.37</text:p>
          </table:table-cell>
          <table:table-cell table:formula="of:=[.L42]*12*365" office:value-type="currency" office:currency="USD" office:value="18.8098159509203" calcext:value-type="currency">
            <text:p>$18.81</text:p>
          </table:table-cell>
          <table:table-cell table:formula="of:=[.M42]+[.I42]" office:value-type="currency" office:currency="USD" office:value="9.85529969674473" calcext:value-type="currency">
            <text:p>$9.86</text:p>
          </table:table-cell>
          <table:table-cell table:formula="of:=[.N42]+[.J42]" office:value-type="currency" office:currency="USD" office:value="34.4935489386066" calcext:value-type="currency">
            <text:p>$34.49</text:p>
          </table:table-cell>
        </table:table-row>
        <table:table-row table:style-name="ro1">
          <table:table-cell office:value-type="string" calcext:value-type="string">
            <text:p><text:s/>[CMT2870-0000-000P0H0A30G] </text:p>
          </table:table-cell>
          <table:table-cell office:value-type="currency" office:currency="USD" office:value="24.2" calcext:value-type="currency">
            <text:p>$24.20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43" calcext:value-type="float">
            <text:p>143</text:p>
          </table:table-cell>
          <table:table-cell table:formula="of:=2000/[.C43]" office:value-type="float" office:value="0.211640211640212" calcext:value-type="float">
            <text:p>0.2</text:p>
          </table:table-cell>
          <table:table-cell table:formula="of:=7000/[.C43]" office:value-type="float" office:value="0.740740740740741" calcext:value-type="float">
            <text:p>0.7</text:p>
          </table:table-cell>
          <table:table-cell table:formula="of:=[.B43]*[.G43]" office:value-type="currency" office:currency="USD" office:value="5.12169312169312" calcext:value-type="currency">
            <text:p>$5.12</text:p>
          </table:table-cell>
          <table:table-cell table:formula="of:=[.B43]*[.H43]" office:value-type="currency" office:currency="USD" office:value="17.9259259259259" calcext:value-type="currency">
            <text:p>$17.93</text:p>
          </table:table-cell>
          <table:table-cell table:formula="of:=0.1/1000/[.$F43]*[.$C43]*[.G43]" office:value-type="currency" office:currency="USD" office:value="0.0013986013986014" calcext:value-type="currency">
            <text:p>$0.0014</text:p>
          </table:table-cell>
          <table:table-cell table:formula="of:=0.1/1000/[.$F43]*[.$C43]*[.H43]" office:value-type="currency" office:currency="USD" office:value="0.0048951048951049" calcext:value-type="currency">
            <text:p>$0.0049</text:p>
          </table:table-cell>
          <table:table-cell table:formula="of:=[.K43]*12*365" office:value-type="currency" office:currency="USD" office:value="6.12587412587413" calcext:value-type="currency">
            <text:p>$6.13</text:p>
          </table:table-cell>
          <table:table-cell table:formula="of:=[.L43]*12*365" office:value-type="currency" office:currency="USD" office:value="21.4405594405594" calcext:value-type="currency">
            <text:p>$21.44</text:p>
          </table:table-cell>
          <table:table-cell table:formula="of:=[.M43]+[.I43]" office:value-type="currency" office:currency="USD" office:value="11.2475672475672" calcext:value-type="currency">
            <text:p>$11.25</text:p>
          </table:table-cell>
          <table:table-cell table:formula="of:=[.N43]+[.J43]" office:value-type="currency" office:currency="USD" office:value="39.3664853664854" calcext:value-type="currency">
            <text:p>$39.37</text:p>
          </table:table-cell>
        </table:table-row>
        <table:table-row table:style-name="ro1">
          <table:table-cell office:value-type="string" calcext:value-type="string">
            <text:p><text:s/>[CMT2890-0000-000P0B0A65E] 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float" office:value="13473" calcext:value-type="float">
            <text:p>13473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6500K </text:p>
          </table:table-cell>
          <table:table-cell office:value-type="float" office:value="164" calcext:value-type="float">
            <text:p>164</text:p>
          </table:table-cell>
          <table:table-cell table:formula="of:=2000/[.C44]" office:value-type="float" office:value="0.148445038224597" calcext:value-type="float">
            <text:p>0.1</text:p>
          </table:table-cell>
          <table:table-cell table:formula="of:=7000/[.C44]" office:value-type="float" office:value="0.519557633786091" calcext:value-type="float">
            <text:p>0.5</text:p>
          </table:table-cell>
          <table:table-cell table:formula="of:=[.B44]*[.G44]" office:value-type="currency" office:currency="USD" office:value="4.45335114673792" calcext:value-type="currency">
            <text:p>$4.45</text:p>
          </table:table-cell>
          <table:table-cell table:formula="of:=[.B44]*[.H44]" office:value-type="currency" office:currency="USD" office:value="15.5867290135827" calcext:value-type="currency">
            <text:p>$15.59</text:p>
          </table:table-cell>
          <table:table-cell table:formula="of:=0.1/1000/[.$F44]*[.$C44]*[.G44]" office:value-type="currency" office:currency="USD" office:value="0.00121951219512195" calcext:value-type="currency">
            <text:p>$0.0012</text:p>
          </table:table-cell>
          <table:table-cell table:formula="of:=0.1/1000/[.$F44]*[.$C44]*[.H44]" office:value-type="currency" office:currency="USD" office:value="0.00426829268292683" calcext:value-type="currency">
            <text:p>$0.0043</text:p>
          </table:table-cell>
          <table:table-cell table:formula="of:=[.K44]*12*365" office:value-type="currency" office:currency="USD" office:value="5.34146341463415" calcext:value-type="currency">
            <text:p>$5.34</text:p>
          </table:table-cell>
          <table:table-cell table:formula="of:=[.L44]*12*365" office:value-type="currency" office:currency="USD" office:value="18.6951219512195" calcext:value-type="currency">
            <text:p>$18.70</text:p>
          </table:table-cell>
          <table:table-cell table:formula="of:=[.M44]+[.I44]" office:value-type="currency" office:currency="USD" office:value="9.79481456137207" calcext:value-type="currency">
            <text:p>$9.79</text:p>
          </table:table-cell>
          <table:table-cell table:formula="of:=[.N44]+[.J44]" office:value-type="currency" office:currency="USD" office:value="34.2818509648022" calcext:value-type="currency">
            <text:p>$34.28</text:p>
          </table:table-cell>
        </table:table-row>
        <table:table-row table:style-name="ro1">
          <table:table-cell office:value-type="string" calcext:value-type="string">
            <text:p><text:s/>[CMA3090-0000-000Q0H0A30G] 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float" office:value="11720" calcext:value-type="float">
            <text:p>1172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3000K </text:p>
          </table:table-cell>
          <table:table-cell office:value-type="float" office:value="145" calcext:value-type="float">
            <text:p>145</text:p>
          </table:table-cell>
          <table:table-cell table:formula="of:=2000/[.C45]" office:value-type="float" office:value="0.170648464163823" calcext:value-type="float">
            <text:p>0.2</text:p>
          </table:table-cell>
          <table:table-cell table:formula="of:=7000/[.C45]" office:value-type="float" office:value="0.597269624573379" calcext:value-type="float">
            <text:p>0.6</text:p>
          </table:table-cell>
          <table:table-cell table:formula="of:=[.B45]*[.G45]" office:value-type="currency" office:currency="USD" office:value="5.11945392491468" calcext:value-type="currency">
            <text:p>$5.12</text:p>
          </table:table-cell>
          <table:table-cell table:formula="of:=[.B45]*[.H45]" office:value-type="currency" office:currency="USD" office:value="17.9180887372014" calcext:value-type="currency">
            <text:p>$17.92</text:p>
          </table:table-cell>
          <table:table-cell table:formula="of:=0.1/1000/[.$F45]*[.$C45]*[.G45]" office:value-type="currency" office:currency="USD" office:value="0.00137931034482759" calcext:value-type="currency">
            <text:p>$0.0014</text:p>
          </table:table-cell>
          <table:table-cell table:formula="of:=0.1/1000/[.$F45]*[.$C45]*[.H45]" office:value-type="currency" office:currency="USD" office:value="0.00482758620689655" calcext:value-type="currency">
            <text:p>$0.0048</text:p>
          </table:table-cell>
          <table:table-cell table:formula="of:=[.K45]*12*365" office:value-type="currency" office:currency="USD" office:value="6.04137931034483" calcext:value-type="currency">
            <text:p>$6.04</text:p>
          </table:table-cell>
          <table:table-cell table:formula="of:=[.L45]*12*365" office:value-type="currency" office:currency="USD" office:value="21.1448275862069" calcext:value-type="currency">
            <text:p>$21.14</text:p>
          </table:table-cell>
          <table:table-cell table:formula="of:=[.M45]+[.I45]" office:value-type="currency" office:currency="USD" office:value="11.1608332352595" calcext:value-type="currency">
            <text:p>$11.16</text:p>
          </table:table-cell>
          <table:table-cell table:formula="of:=[.N45]+[.J45]" office:value-type="currency" office:currency="USD" office:value="39.0629163234083" calcext:value-type="currency">
            <text:p>$39.06</text:p>
          </table:table-cell>
        </table:table-row>
        <table:table-row table:style-name="ro1">
          <table:table-cell office:value-type="string" calcext:value-type="string">
            <text:p><text:s/>[CMT2890-0000-000P0B0A50E] </text:p>
          </table:table-cell>
          <table:table-cell office:value-type="currency" office:currency="USD" office:value="33" calcext:value-type="currency">
            <text:p>$33.00</text:p>
          </table:table-cell>
          <table:table-cell office:value-type="float" office:value="13350" calcext:value-type="float">
            <text:p>1335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000K </text:p>
          </table:table-cell>
          <table:table-cell office:value-type="float" office:value="162" calcext:value-type="float">
            <text:p>162</text:p>
          </table:table-cell>
          <table:table-cell table:formula="of:=2000/[.C46]" office:value-type="float" office:value="0.149812734082397" calcext:value-type="float">
            <text:p>0.1</text:p>
          </table:table-cell>
          <table:table-cell table:formula="of:=7000/[.C46]" office:value-type="float" office:value="0.524344569288389" calcext:value-type="float">
            <text:p>0.5</text:p>
          </table:table-cell>
          <table:table-cell table:formula="of:=[.B46]*[.G46]" office:value-type="currency" office:currency="USD" office:value="4.9438202247191" calcext:value-type="currency">
            <text:p>$4.94</text:p>
          </table:table-cell>
          <table:table-cell table:formula="of:=[.B46]*[.H46]" office:value-type="currency" office:currency="USD" office:value="17.3033707865169" calcext:value-type="currency">
            <text:p>$17.30</text:p>
          </table:table-cell>
          <table:table-cell table:formula="of:=0.1/1000/[.$F46]*[.$C46]*[.G46]" office:value-type="currency" office:currency="USD" office:value="0.00123456790123457" calcext:value-type="currency">
            <text:p>$0.0012</text:p>
          </table:table-cell>
          <table:table-cell table:formula="of:=0.1/1000/[.$F46]*[.$C46]*[.H46]" office:value-type="currency" office:currency="USD" office:value="0.00432098765432099" calcext:value-type="currency">
            <text:p>$0.0043</text:p>
          </table:table-cell>
          <table:table-cell table:formula="of:=[.K46]*12*365" office:value-type="currency" office:currency="USD" office:value="5.40740740740741" calcext:value-type="currency">
            <text:p>$5.41</text:p>
          </table:table-cell>
          <table:table-cell table:formula="of:=[.L46]*12*365" office:value-type="currency" office:currency="USD" office:value="18.9259259259259" calcext:value-type="currency">
            <text:p>$18.93</text:p>
          </table:table-cell>
          <table:table-cell table:formula="of:=[.M46]+[.I46]" office:value-type="currency" office:currency="USD" office:value="10.3512276321265" calcext:value-type="currency">
            <text:p>$10.35</text:p>
          </table:table-cell>
          <table:table-cell table:formula="of:=[.N46]+[.J46]" office:value-type="currency" office:currency="USD" office:value="36.2292967124428" calcext:value-type="currency">
            <text:p>$36.23</text:p>
          </table:table-cell>
        </table:table-row>
        <table:table-row table:style-name="ro1">
          <table:table-cell office:value-type="string" calcext:value-type="string">
            <text:p><text:s/>[CXM-32-65-80-54-AC00-F2-5]</text:p>
          </table:table-cell>
          <table:table-cell office:value-type="currency" office:currency="USD" office:value="37.08" calcext:value-type="currency">
            <text:p>$37.08</text:p>
          </table:table-cell>
          <table:table-cell office:value-type="float" office:value="17805" calcext:value-type="float">
            <text:p>17805</text:p>
          </table:table-cell>
          <table:table-cell office:value-type="string" calcext:value-type="string">
            <text:p>140.0 W </text:p>
          </table:table-cell>
          <table:table-cell office:value-type="string" calcext:value-type="string">
            <text:p><text:s/>6500K </text:p>
          </table:table-cell>
          <table:table-cell office:value-type="float" office:value="135" calcext:value-type="float">
            <text:p>135</text:p>
          </table:table-cell>
          <table:table-cell table:formula="of:=2000/[.C47]" office:value-type="float" office:value="0.11232799775344" calcext:value-type="float">
            <text:p>0.1</text:p>
          </table:table-cell>
          <table:table-cell table:formula="of:=7000/[.C47]" office:value-type="float" office:value="0.39314799213704" calcext:value-type="float">
            <text:p>0.4</text:p>
          </table:table-cell>
          <table:table-cell table:formula="of:=[.B47]*[.G47]" office:value-type="currency" office:currency="USD" office:value="4.16512215669756" calcext:value-type="currency">
            <text:p>$4.17</text:p>
          </table:table-cell>
          <table:table-cell table:formula="of:=[.B47]*[.H47]" office:value-type="currency" office:currency="USD" office:value="14.5779275484414" calcext:value-type="currency">
            <text:p>$14.58</text:p>
          </table:table-cell>
          <table:table-cell table:formula="of:=0.1/1000/[.$F47]*[.$C47]*[.G47]" office:value-type="currency" office:currency="USD" office:value="0.00148148148148148" calcext:value-type="currency">
            <text:p>$0.0015</text:p>
          </table:table-cell>
          <table:table-cell table:formula="of:=0.1/1000/[.$F47]*[.$C47]*[.H47]" office:value-type="currency" office:currency="USD" office:value="0.00518518518518519" calcext:value-type="currency">
            <text:p>$0.0052</text:p>
          </table:table-cell>
          <table:table-cell table:formula="of:=[.K47]*12*365" office:value-type="currency" office:currency="USD" office:value="6.48888888888889" calcext:value-type="currency">
            <text:p>$6.49</text:p>
          </table:table-cell>
          <table:table-cell table:formula="of:=[.L47]*12*365" office:value-type="currency" office:currency="USD" office:value="22.7111111111111" calcext:value-type="currency">
            <text:p>$22.71</text:p>
          </table:table-cell>
          <table:table-cell table:formula="of:=[.M47]+[.I47]" office:value-type="currency" office:currency="USD" office:value="10.6540110455864" calcext:value-type="currency">
            <text:p>$10.65</text:p>
          </table:table-cell>
          <table:table-cell table:formula="of:=[.N47]+[.J47]" office:value-type="currency" office:currency="USD" office:value="37.2890386595526" calcext:value-type="currency">
            <text:p>$37.29</text:p>
          </table:table-cell>
        </table:table-row>
        <table:table-row table:style-name="ro1">
          <table:table-cell office:value-type="string" calcext:value-type="string">
            <text:p><text:s/>[CXM-32-50-80-54-AC00-F2-5]</text:p>
          </table:table-cell>
          <table:table-cell office:value-type="currency" office:currency="USD" office:value="37.08" calcext:value-type="currency">
            <text:p>$37.08</text:p>
          </table:table-cell>
          <table:table-cell office:value-type="float" office:value="17880" calcext:value-type="float">
            <text:p>17880</text:p>
          </table:table-cell>
          <table:table-cell office:value-type="string" calcext:value-type="string">
            <text:p>140.0 W </text:p>
          </table:table-cell>
          <table:table-cell office:value-type="string" calcext:value-type="string">
            <text:p><text:s/>5000K </text:p>
          </table:table-cell>
          <table:table-cell office:value-type="float" office:value="136" calcext:value-type="float">
            <text:p>136</text:p>
          </table:table-cell>
          <table:table-cell table:formula="of:=2000/[.C48]" office:value-type="float" office:value="0.111856823266219" calcext:value-type="float">
            <text:p>0.1</text:p>
          </table:table-cell>
          <table:table-cell table:formula="of:=7000/[.C48]" office:value-type="float" office:value="0.391498881431767" calcext:value-type="float">
            <text:p>0.4</text:p>
          </table:table-cell>
          <table:table-cell table:formula="of:=[.B48]*[.G48]" office:value-type="currency" office:currency="USD" office:value="4.14765100671141" calcext:value-type="currency">
            <text:p>$4.15</text:p>
          </table:table-cell>
          <table:table-cell table:formula="of:=[.B48]*[.H48]" office:value-type="currency" office:currency="USD" office:value="14.5167785234899" calcext:value-type="currency">
            <text:p>$14.52</text:p>
          </table:table-cell>
          <table:table-cell table:formula="of:=0.1/1000/[.$F48]*[.$C48]*[.G48]" office:value-type="currency" office:currency="USD" office:value="0.00147058823529412" calcext:value-type="currency">
            <text:p>$0.0015</text:p>
          </table:table-cell>
          <table:table-cell table:formula="of:=0.1/1000/[.$F48]*[.$C48]*[.H48]" office:value-type="currency" office:currency="USD" office:value="0.00514705882352941" calcext:value-type="currency">
            <text:p>$0.0051</text:p>
          </table:table-cell>
          <table:table-cell table:formula="of:=[.K48]*12*365" office:value-type="currency" office:currency="USD" office:value="6.44117647058824" calcext:value-type="currency">
            <text:p>$6.44</text:p>
          </table:table-cell>
          <table:table-cell table:formula="of:=[.L48]*12*365" office:value-type="currency" office:currency="USD" office:value="22.5441176470588" calcext:value-type="currency">
            <text:p>$22.54</text:p>
          </table:table-cell>
          <table:table-cell table:formula="of:=[.M48]+[.I48]" office:value-type="currency" office:currency="USD" office:value="10.5888274772996" calcext:value-type="currency">
            <text:p>$10.59</text:p>
          </table:table-cell>
          <table:table-cell table:formula="of:=[.N48]+[.J48]" office:value-type="currency" office:currency="USD" office:value="37.0608961705488" calcext:value-type="currency">
            <text:p>$37.06</text:p>
          </table:table-cell>
        </table:table-row>
        <table:table-row table:style-name="ro1">
          <table:table-cell office:value-type="string" calcext:value-type="string">
            <text:p><text:s/>[CVM-32-56-95-54-AC00-F2-3]</text:p>
          </table:table-cell>
          <table:table-cell office:value-type="currency" office:currency="USD" office:value="67.28" calcext:value-type="currency">
            <text:p>$67.28</text:p>
          </table:table-cell>
          <table:table-cell office:value-type="float" office:value="24800" calcext:value-type="float">
            <text:p>24800</text:p>
          </table:table-cell>
          <table:table-cell office:value-type="string" calcext:value-type="string">
            <text:p><text:s text:c="3"/>? <text:s text:c="3"/></text:p>
          </table:table-cell>
          <table:table-cell office:value-type="string" calcext:value-type="string">
            <text:p><text:s/>5600K </text:p>
          </table:table-cell>
          <table:table-cell office:value-type="float" office:value="107" calcext:value-type="float">
            <text:p>107</text:p>
          </table:table-cell>
          <table:table-cell table:formula="of:=2000/[.C49]" office:value-type="float" office:value="0.0806451612903226" calcext:value-type="float">
            <text:p>0.1</text:p>
          </table:table-cell>
          <table:table-cell table:formula="of:=7000/[.C49]" office:value-type="float" office:value="0.282258064516129" calcext:value-type="float">
            <text:p>0.3</text:p>
          </table:table-cell>
          <table:table-cell table:formula="of:=[.B49]*[.G49]" office:value-type="currency" office:currency="USD" office:value="5.4258064516129" calcext:value-type="currency">
            <text:p>$5.43</text:p>
          </table:table-cell>
          <table:table-cell table:formula="of:=[.B49]*[.H49]" office:value-type="currency" office:currency="USD" office:value="18.9903225806452" calcext:value-type="currency">
            <text:p>$18.99</text:p>
          </table:table-cell>
          <table:table-cell table:formula="of:=0.1/1000/[.$F49]*[.$C49]*[.G49]" office:value-type="currency" office:currency="USD" office:value="0.00186915887850467" calcext:value-type="currency">
            <text:p>$0.0019</text:p>
          </table:table-cell>
          <table:table-cell table:formula="of:=0.1/1000/[.$F49]*[.$C49]*[.H49]" office:value-type="currency" office:currency="USD" office:value="0.00654205607476636" calcext:value-type="currency">
            <text:p>$0.0065</text:p>
          </table:table-cell>
          <table:table-cell table:formula="of:=[.K49]*12*365" office:value-type="currency" office:currency="USD" office:value="8.18691588785047" calcext:value-type="currency">
            <text:p>$8.19</text:p>
          </table:table-cell>
          <table:table-cell table:formula="of:=[.L49]*12*365" office:value-type="currency" office:currency="USD" office:value="28.6542056074766" calcext:value-type="currency">
            <text:p>$28.65</text:p>
          </table:table-cell>
          <table:table-cell table:formula="of:=[.M49]+[.I49]" office:value-type="currency" office:currency="USD" office:value="13.6127223394634" calcext:value-type="currency">
            <text:p>$13.61</text:p>
          </table:table-cell>
          <table:table-cell table:formula="of:=[.N49]+[.J49]" office:value-type="currency" office:currency="USD" office:value="47.6445281881218" calcext:value-type="currency">
            <text:p>$47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currency-style style:name="N12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5:19:19.170441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0:36:50.609997091</meta:creation-date>
    <dc:date>2019-02-28T03:15:44.432618233</dc:date>
    <meta:editing-duration>PT13M58S</meta:editing-duration>
    <meta:editing-cycles>2</meta:editing-cycles>
    <meta:generator>LibreOffice/6.0.7.3$Linux_X86_64 LibreOffice_project/00m0$Build-3</meta:generator>
    <meta:document-statistic meta:table-count="1" meta:cell-count="784" meta:object-count="0"/>
  </office:meta>
</office:document-meta>
</file>